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TablePreview40.svm" manifest:media-type=""/>
  <manifest:file-entry manifest:full-path="Pictures/TablePreview9.svm" manifest:media-type=""/>
  <manifest:file-entry manifest:full-path="Pictures/TablePreview22.svm" manifest:media-type=""/>
  <manifest:file-entry manifest:full-path="Pictures/TablePreview1.svm" manifest:media-type=""/>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TablePreview5.svm" manifest:media-type=""/>
  <manifest:file-entry manifest:full-path="Pictures/TablePreview27.svm" manifest:media-type=""/>
  <manifest:file-entry manifest:full-path="Pictures/TablePreview6.svm" manifest:media-type=""/>
  <manifest:file-entry manifest:full-path="Pictures/TablePreview28.svm" manifest:media-type=""/>
  <manifest:file-entry manifest:full-path="Pictures/TablePreview7.svm" manifest:media-type=""/>
  <manifest:file-entry manifest:full-path="Pictures/TablePreview29.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30.svm" manifest:media-type=""/>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TablePreview35.svm" manifest:media-type=""/>
  <manifest:file-entry manifest:full-path="Pictures/TablePreview36.svm" manifest:media-type=""/>
  <manifest:file-entry manifest:full-path="Pictures/TablePreview37.svm" manifest:media-type=""/>
  <manifest:file-entry manifest:full-path="Pictures/TablePreview38.svm" manifest:media-type=""/>
  <manifest:file-entry manifest:full-path="Pictures/TablePreview39.svm" manifest:media-type=""/>
  <manifest:file-entry manifest:full-path="Pictures/TablePreview41.svm" manifest:media-type=""/>
  <manifest:file-entry manifest:full-path="Pictures/TablePreview42.svm" manifest:media-type=""/>
  <manifest:file-entry manifest:full-path="Pictures/TablePreview43.svm" manifest:media-type=""/>
  <manifest:file-entry manifest:full-path="Pictures/TablePreview44.svm" manifest:media-type=""/>
  <manifest:file-entry manifest:full-path="Pictures/TablePreview45.svm" manifest:media-type=""/>
  <manifest:file-entry manifest:full-path="Pictures/TablePreview46.svm" manifest:media-type=""/>
  <manifest:file-entry manifest:full-path="Pictures/TablePreview47.svm" manifest:media-type=""/>
  <manifest:file-entry manifest:full-path="Pictures/TablePreview48.svm" manifest:media-type=""/>
  <manifest:file-entry manifest:full-path="Pictures/TablePreview49.svm" manifest:media-type=""/>
  <manifest:file-entry manifest:full-path="Pictures/TablePreview50.svm" manifest:media-type=""/>
  <manifest:file-entry manifest:full-path="Pictures/TablePreview51.svm" manifest:media-type=""/>
  <manifest:file-entry manifest:full-path="Pictures/TablePreview52.svm" manifest:media-type=""/>
  <manifest:file-entry manifest:full-path="Pictures/TablePreview53.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1.842cm" fo:min-width="13.37cm" fo:padding-top="0.175cm" fo:padding-bottom="0.175cm" fo:padding-left="0.3cm" fo:padding-right="0.3cm"/>
    </style:style>
    <style:style style:name="gr2"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6.004cm" fo:padding-top="0.175cm" fo:padding-bottom="0.175cm" fo:padding-left="0.3cm" fo:padding-right="0.3cm"/>
    </style:style>
    <style:style style:name="gr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2.625cm" fo:min-width="15.669cm" fo:padding-top="0.175cm" fo:padding-bottom="0.175cm" fo:padding-left="0.3cm" fo:padding-right="0.3cm"/>
    </style:style>
    <style:style style:name="gr4" style:family="graphic" style:parent-style-name="standard">
      <style:graphic-properties svg:stroke-color="#ff3333" draw:marker-end="Arrow" draw:textarea-vertical-align="middle"/>
    </style:style>
    <style:style style:name="gr5" style:family="graphic" style:parent-style-name="standard">
      <style:graphic-properties svg:stroke-color="#ff3333" draw:marker-end="Arrow" draw:textarea-vertical-align="middle"/>
    </style:style>
    <style:style style:name="gr6" style:family="graphic" style:parent-style-name="standard">
      <style:graphic-properties svg:stroke-color="#ff3333" draw:textarea-vertical-align="middle"/>
    </style:style>
    <style:style style:name="gr7" style:family="graphic" style:parent-style-name="standard">
      <style:graphic-properties svg:stroke-color="#ff9900" draw:textarea-vertical-align="middle"/>
    </style:style>
    <style:style style:name="gr8" style:family="graphic" style:parent-style-name="standard">
      <style:graphic-properties svg:stroke-color="#00cc00" draw:marker-end="Arrow" draw:textarea-vertical-align="middle"/>
    </style:style>
    <style:style style:name="gr9" style:family="graphic" style:parent-style-name="standard">
      <style:graphic-properties svg:stroke-color="#ff9900" draw:marker-end="Arrow" draw:textarea-vertical-align="middle"/>
    </style:style>
    <style:style style:name="gr10" style:family="graphic" style:parent-style-name="standard">
      <style:graphic-properties draw:stroke="dash" draw:stroke-dash="Fine_20_Dashed" svg:stroke-color="#ff0000" draw:marker-end="Arrow" draw:textarea-vertical-align="middle"/>
    </style:style>
    <style:style style:name="gr11" style:family="graphic" style:parent-style-name="standard">
      <style:graphic-properties svg:stroke-color="#ff0000" draw:marker-end="Arrow" draw:textarea-vertical-align="middle"/>
    </style:style>
    <style:style style:name="gr12" style:family="graphic" style:parent-style-name="objectwithoutfill">
      <style:graphic-properties draw:stroke="dash" draw:stroke-dash="Fine_20_Dashed" svg:stroke-color="#ff0000" draw:marker-end="Arrow" draw:marker-end-width="0.3cm" draw:fill="none" draw:textarea-vertical-align="middle"/>
    </style:style>
    <style:style style:name="gr13" style:family="graphic" style:parent-style-name="objectwithoutfill">
      <style:graphic-properties draw:stroke="dash" draw:stroke-dash="Fine_20_Dashed" svg:stroke-color="#ff0000" draw:marker-end="Arrow" draw:marker-end-width="0.3cm" draw:fill="none" draw:textarea-vertical-align="middle"/>
    </style:style>
    <style:style style:name="gr14" style:family="graphic" style:parent-style-name="standard">
      <style:graphic-properties draw:stroke="dash" draw:stroke-dash="Fine_20_Dashed" svg:stroke-color="#3333ff" draw:marker-end="Arrow" draw:textarea-vertical-align="middle"/>
    </style:style>
    <style:style style:name="gr15" style:family="graphic" style:parent-style-name="standard">
      <style:graphic-properties svg:stroke-width="0.1cm" svg:stroke-color="#ff3333" draw:marker-start="Arrow" draw:marker-start-width="0.5cm" draw:marker-end="Arrow" draw:marker-end-width="0.5cm" draw:textarea-vertical-align="middle" fo:padding-top="0.175cm" fo:padding-bottom="0.175cm" fo:padding-left="0.3cm" fo:padding-right="0.3cm"/>
    </style:style>
    <style:style style:name="gr16" style:family="graphic" style:parent-style-name="standard">
      <style:graphic-properties draw:stroke="dash" draw:stroke-dash="Fine_20_Dashed" svg:stroke-color="#ff0000" draw:marker-end="Arrow" draw:textarea-vertical-align="middle"/>
    </style:style>
    <style:style style:name="gr17" style:family="graphic" style:parent-style-name="objectwithoutfill">
      <style:graphic-properties draw:stroke="dash" draw:stroke-dash="Fine_20_Dashed" svg:stroke-color="#3333ff" draw:marker-end="Arrow" draw:marker-end-width="0.3cm" draw:fill="none" draw:textarea-vertical-align="middle"/>
    </style:style>
    <style:style style:name="gr18" style:family="graphic" style:parent-style-name="standard">
      <style:graphic-properties draw:stroke="dash" draw:stroke-dash="Fine_20_Dashed" svg:stroke-color="#3333ff" draw:marker-end="Arrow" draw:fill-color="#3333ff" draw:textarea-vertical-align="middle"/>
    </style:style>
    <style:style style:name="gr19" style:family="graphic" style:parent-style-name="standard">
      <style:graphic-properties svg:stroke-color="#00cc00" draw:marker-end="Arrow" draw:fill-color="#66ffff" draw:textarea-vertical-align="middle"/>
    </style:style>
    <style:style style:name="gr20" style:family="graphic" style:parent-style-name="standard">
      <style:graphic-properties draw:stroke="none" svg:stroke-color="#000000" draw:fill="none" draw:fill-color="#ffff66" draw:textarea-horizontal-align="left" draw:auto-grow-height="true" draw:auto-grow-width="true" fo:min-height="0.712cm" fo:min-width="2.957cm"/>
    </style:style>
    <style:style style:name="gr21" style:family="graphic" style:parent-style-name="standard">
      <style:graphic-properties draw:stroke="none" svg:stroke-color="#000000" draw:fill="none" draw:fill-color="#ffff66" draw:textarea-horizontal-align="left" draw:auto-grow-height="true" draw:auto-grow-width="true" fo:min-height="0.712cm" fo:min-width="2.851cm"/>
    </style:style>
    <style:style style:name="gr22" style:family="graphic" style:parent-style-name="standard">
      <style:graphic-properties draw:stroke="none" svg:stroke-color="#000000" draw:fill="none" draw:fill-color="#ffff66" draw:textarea-horizontal-align="left" draw:auto-grow-height="true" draw:auto-grow-width="true" fo:min-height="0.712cm" fo:min-width="3.452cm"/>
    </style:style>
    <style:style style:name="gr2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7.274cm" fo:padding-top="0.175cm" fo:padding-bottom="0.175cm" fo:padding-left="0.3cm" fo:padding-right="0.3cm"/>
    </style:style>
    <style:style style:name="gr24" style:family="graphic" style:parent-style-name="standard">
      <style:graphic-properties svg:stroke-color="#ff3333" draw:textarea-vertical-align="middle"/>
    </style:style>
    <style:style style:name="gr25" style:family="graphic">
      <style:graphic-properties style:protect="size"/>
    </style:style>
    <style:style style:name="gr26" style:family="graphic" style:parent-style-name="Object_20_with_20_no_20_fill_20_and_20_no_20_line">
      <style:graphic-properties draw:textarea-vertical-align="middle" draw:fit-to-contour="true" fo:min-height="12.087cm" draw:ole-draw-aspect="1"/>
    </style:style>
    <style:style style:name="gr27"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02cm" fo:padding-top="0.125cm" fo:padding-bottom="0.125cm" fo:padding-left="0.25cm" fo:padding-right="0.25cm" fo:wrap-option="wrap"/>
    </style:style>
    <style:style style:name="gr28"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15cm" fo:padding-top="0.125cm" fo:padding-bottom="0.125cm" fo:padding-left="0.25cm" fo:padding-right="0.25cm" fo:wrap-option="wrap"/>
    </style:style>
    <style:style style:name="gr29"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43729d" draw:stroke-linejoin="miter" draw:fill="solid" draw:fill-color="#00b050"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5b9bd5" draw:textarea-vertical-align="middle" draw:auto-grow-height="false" draw:fit-to-size="false" fo:min-height="1.156cm" fo:min-width="1.927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5b9bd5" draw:textarea-vertical-align="middle" draw:auto-grow-height="false" draw:fit-to-size="false" fo:min-height="1.083cm" fo:min-width="1.595cm" fo:padding-top="0.125cm" fo:padding-bottom="0.125cm" fo:padding-left="0.25cm" fo:padding-right="0.25cm" fo:wrap-option="wrap"/>
    </style:style>
    <style:style style:name="gr35"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43729d" draw:stroke-linejoin="miter" draw:fill="solid" draw:fill-color="#ffd966"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ffff00"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textarea-vertical-align="middle"/>
    </style:style>
    <style:style style:name="gr41" style:family="graphic" style:parent-style-name="standard">
      <style:graphic-properties draw:fill="hatch" draw:fill-hatch-name="Black_20_45_20_Degrees_20_Wide" draw:fill-hatch-solid="false" draw:textarea-horizontal-align="justify" draw:textarea-vertical-align="middle" draw:auto-grow-height="false" fo:min-height="7.116cm" fo:min-width="24.646cm"/>
    </style:style>
    <style:style style:name="gr42" style:family="graphic" style:parent-style-name="standard">
      <style:graphic-properties svg:stroke-color="#ff0000" draw:textarea-vertical-align="middle"/>
    </style:style>
    <style:style style:name="gr43" style:family="graphic" style:parent-style-name="standard">
      <style:graphic-properties draw:stroke="dash" draw:stroke-dash="Fine_20_Dashed" svg:stroke-color="#ff00ff" draw:marker-end="Arrow" draw:textarea-vertical-align="middle"/>
    </style:style>
    <style:style style:name="gr44" style:family="graphic" style:parent-style-name="standard">
      <style:graphic-properties svg:stroke-color="#00cc00" draw:textarea-vertical-align="middle"/>
    </style:style>
    <style:style style:name="gr45" style:family="graphic" style:parent-style-name="objectwithoutfill">
      <style:graphic-properties draw:stroke="dash" draw:stroke-dash="Fine_20_Dashed" svg:stroke-color="#ff00ff" draw:marker-end="Arrow" draw:marker-end-width="0.3cm" draw:fill="none" draw:textarea-vertical-align="middl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draw:stroke="solid" svg:stroke-width="0.035cm" svg:stroke-color="#43729d" draw:stroke-linejoin="miter" draw:fill="solid" draw:fill-color="#5b9bd5" draw:textarea-vertical-align="middle" draw:auto-grow-height="false" draw:fit-to-size="false" fo:min-height="0.212cm" fo:min-width="0cm" fo:padding-top="0.125cm" fo:padding-bottom="0.125cm" fo:padding-left="0.25cm" fo:padding-right="0.25cm" fo:wrap-option="wrap"/>
    </style:style>
    <style:style style:name="gr48" style:family="graphic" style:parent-style-name="standard">
      <style:graphic-properties draw:stroke="solid" svg:stroke-width="0.035cm" svg:stroke-color="#43729d" draw:stroke-linejoin="miter" draw:fill="solid" draw:fill-color="#5b9bd5" draw:textarea-vertical-align="middle" draw:auto-grow-height="false" draw:fit-to-size="false" fo:min-height="2.934cm" fo:min-width="0.016cm" fo:padding-top="0.125cm" fo:padding-bottom="0.125cm" fo:padding-left="0.25cm" fo:padding-right="0.25cm" fo:wrap-option="wrap"/>
    </style:style>
    <style:style style:name="gr49" style:family="graphic" style:parent-style-name="standard">
      <style:graphic-properties draw:stroke="solid" svg:stroke-width="0.035cm" svg:stroke-color="#43729d" draw:stroke-linejoin="miter" draw:fill="solid" draw:fill-color="#5b9bd5" draw:textarea-vertical-align="middle" draw:auto-grow-height="false" draw:fit-to-size="false" fo:min-height="2.787cm" fo:min-width="0.411cm" fo:padding-top="0.125cm" fo:padding-bottom="0.125cm" fo:padding-left="0.25cm" fo:padding-right="0.25cm" fo:wrap-option="wrap"/>
    </style:style>
    <style:style style:name="gr5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43729d" draw:stroke-linejoin="miter" draw:fill="solid" draw:fill-color="#5b9bd5" draw:textarea-vertical-align="middle" draw:auto-grow-height="false" draw:fit-to-size="false" fo:min-height="0.41cm" fo:min-width="0.16cm" fo:padding-top="0.125cm" fo:padding-bottom="0.125cm" fo:padding-left="0.25cm" fo:padding-right="0.25cm" fo:wrap-option="wrap"/>
    </style:style>
    <style:style style:name="gr52" style:family="graphic" style:parent-style-name="standard">
      <style:graphic-properties draw:stroke="solid" svg:stroke-width="0.035cm" svg:stroke-color="#43729d" draw:stroke-linejoin="miter" draw:fill="solid" draw:fill-color="#5b9bd5" draw:textarea-vertical-align="middle" draw:auto-grow-height="false" draw:fit-to-size="false" fo:min-height="3.033cm" fo:min-width="0cm" fo:padding-top="0.125cm" fo:padding-bottom="0.125cm" fo:padding-left="0.25cm" fo:padding-right="0.25cm" fo:wrap-option="wrap"/>
    </style:style>
    <style:style style:name="gr53" style:family="graphic" style:parent-style-name="standard">
      <style:graphic-properties draw:stroke="solid" svg:stroke-width="0.035cm" svg:stroke-color="#43729d" draw:stroke-linejoin="miter" draw:fill="solid" draw:fill-color="#5b9bd5" draw:textarea-vertical-align="middle" draw:auto-grow-height="false" draw:fit-to-size="false" fo:min-height="3.048cm" fo:min-width="0cm" fo:padding-top="0.125cm" fo:padding-bottom="0.125cm" fo:padding-left="0.25cm" fo:padding-right="0.25cm" fo:wrap-option="wrap"/>
    </style:style>
    <style:style style:name="gr54" style:family="graphic" style:parent-style-name="standard">
      <style:graphic-properties draw:stroke="solid" svg:stroke-width="0.035cm" svg:stroke-color="#43729d" draw:stroke-linejoin="miter" draw:fill="solid" draw:fill-color="#5b9bd5" draw:textarea-vertical-align="middle" draw:auto-grow-height="false" draw:fit-to-size="false" fo:min-height="3.063cm" fo:min-width="0cm" fo:padding-top="0.125cm" fo:padding-bottom="0.125cm" fo:padding-left="0.25cm" fo:padding-right="0.25cm" fo:wrap-option="wrap"/>
    </style:style>
    <style:style style:name="gr55" style:family="graphic" style:parent-style-name="objectwithoutfill">
      <style:graphic-properties draw:marker-end="Arrow" draw:marker-end-width="0.3cm" draw:fill="none" draw:textarea-vertical-align="middle"/>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fo:min-height="1.34cm"/>
    </style:style>
    <style:style style:name="pr3" style:family="presentation" style:parent-style-name="Title_20_Slide-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1.918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06cm" style:use-optimal-column-width="false"/>
    </style:style>
    <style:style style:name="co14" style:family="table-column">
      <style:table-column-properties style:column-width="0.712cm" style:use-optimal-column-width="false"/>
    </style:style>
    <style:style style:name="co15" style:family="table-column">
      <style:table-column-properties style:column-width="1.714cm" style:use-optimal-column-width="false"/>
    </style:style>
    <style:style style:name="co16" style:family="table-column">
      <style:table-column-properties style:column-width="1.119cm" style:use-optimal-column-width="false"/>
    </style:style>
    <style:style style:name="co17" style:family="table-column">
      <style:table-column-properties style:column-width="0.87cm" style:use-optimal-column-width="false"/>
    </style:style>
    <style:style style:name="co18" style:family="table-column">
      <style:table-column-properties style:column-width="2.441cm" style:use-optimal-column-width="false"/>
    </style:style>
    <style:style style:name="co19" style:family="table-column">
      <style:table-column-properties style:column-width="0.98cm" style:use-optimal-column-width="false"/>
    </style:style>
    <style:style style:name="co20" style:family="table-column">
      <style:table-column-properties style:column-width="1.08cm" style:use-optimal-column-width="false"/>
    </style:style>
    <style:style style:name="co21" style:family="table-column">
      <style:table-column-properties style:column-width="1.055cm" style:use-optimal-column-width="false"/>
    </style:style>
    <style:style style:name="co22" style:family="table-column">
      <style:table-column-properties style:column-width="0.844cm" style:use-optimal-column-width="false"/>
    </style:style>
    <style:style style:name="co23" style:family="table-column">
      <style:table-column-properties style:column-width="0.815cm" style:use-optimal-column-width="false"/>
    </style:style>
    <style:style style:name="co24" style:family="table-column">
      <style:table-column-properties style:column-width="2.254cm" style:use-optimal-column-width="false"/>
    </style:style>
    <style:style style:name="co25" style:family="table-column">
      <style:table-column-properties style:column-width="1.016cm" style:use-optimal-column-width="false"/>
    </style:style>
    <style:style style:name="co26" style:family="table-column">
      <style:table-column-properties style:column-width="0.724cm" style:use-optimal-column-width="false"/>
    </style:style>
    <style:style style:name="co27" style:family="table-column">
      <style:table-column-properties style:column-width="2.741cm" style:use-optimal-column-width="false"/>
    </style:style>
    <style:style style:name="co28" style:family="table-column">
      <style:table-column-properties style:column-width="2.885cm" style:use-optimal-column-width="false"/>
    </style:style>
    <style:style style:name="co29" style:family="table-column">
      <style:table-column-properties style:column-width="1.028cm" style:use-optimal-column-width="false"/>
    </style:style>
    <style:style style:name="co30" style:family="table-column">
      <style:table-column-properties style:column-width="0.873cm" style:use-optimal-column-width="false"/>
    </style:style>
    <style:style style:name="co31" style:family="table-column">
      <style:table-column-properties style:column-width="1.47cm" style:use-optimal-column-width="false"/>
    </style:style>
    <style:style style:name="co32" style:family="table-column">
      <style:table-column-properties style:column-width="1.002cm" style:use-optimal-column-width="false"/>
    </style:style>
    <style:style style:name="co33" style:family="table-column">
      <style:table-column-properties style:column-width="1.39cm" style:use-optimal-column-width="false"/>
    </style:style>
    <style:style style:name="co34" style:family="table-column">
      <style:table-column-properties style:column-width="1.056cm" style:use-optimal-column-width="false"/>
    </style:style>
    <style:style style:name="co35" style:family="table-column">
      <style:table-column-properties style:column-width="0.701cm" style:use-optimal-column-width="false"/>
    </style:style>
    <style:style style:name="co36" style:family="table-column">
      <style:table-column-properties style:column-width="2.923cm" style:use-optimal-column-width="false"/>
    </style:style>
    <style:style style:name="co37" style:family="table-column">
      <style:table-column-properties style:column-width="1.095cm" style:use-optimal-column-width="false"/>
    </style:style>
    <style:style style:name="co38" style:family="table-column">
      <style:table-column-properties style:column-width="1.189cm" style:use-optimal-column-width="false"/>
    </style:style>
    <style:style style:name="co39" style:family="table-column">
      <style:table-column-properties style:column-width="1.037cm" style:use-optimal-column-width="false"/>
    </style:style>
    <style:style style:name="co40" style:family="table-column">
      <style:table-column-properties style:column-width="0.741cm" style:use-optimal-column-width="false"/>
    </style:style>
    <style:style style:name="co41" style:family="table-column">
      <style:table-column-properties style:column-width="2.275cm" style:use-optimal-column-width="false"/>
    </style:style>
    <style:style style:name="co42" style:family="table-column">
      <style:table-column-properties style:column-width="0.883cm" style:use-optimal-column-width="false"/>
    </style:style>
    <style:style style:name="co43" style:family="table-column">
      <style:table-column-properties style:column-width="1.272cm" style:use-optimal-column-width="false"/>
    </style:style>
    <style:style style:name="co44" style:family="table-column">
      <style:table-column-properties style:column-width="0.656cm" style:use-optimal-column-width="false"/>
    </style:style>
    <style:style style:name="co45" style:family="table-column">
      <style:table-column-properties style:column-width="1.838cm" style:use-optimal-column-width="false"/>
    </style:style>
    <style:style style:name="co46" style:family="table-column">
      <style:table-column-properties style:column-width="1.183cm" style:use-optimal-column-width="false"/>
    </style:style>
    <style:style style:name="co47" style:family="table-column">
      <style:table-column-properties style:column-width="1.561cm" style:use-optimal-column-width="false"/>
    </style:style>
    <style:style style:name="co48" style:family="table-column">
      <style:table-column-properties style:column-width="3.599cm" style:use-optimal-column-width="false"/>
    </style:style>
    <style:style style:name="co49" style:family="table-column">
      <style:table-column-properties style:column-width="2.445cm" style:use-optimal-column-width="false"/>
    </style:style>
    <style:style style:name="co50" style:family="table-column">
      <style:table-column-properties style:column-width="2.582cm" style:use-optimal-column-width="false"/>
    </style:style>
    <style:style style:name="co51" style:family="table-column">
      <style:table-column-properties style:column-width="1.135cm" style:use-optimal-column-width="false"/>
    </style:style>
    <style:style style:name="co52" style:family="table-column">
      <style:table-column-properties style:column-width="1.609cm" style:use-optimal-column-width="false"/>
    </style:style>
    <style:style style:name="co53" style:family="table-column">
      <style:table-column-properties style:column-width="1.009cm" style:use-optimal-column-width="false"/>
    </style:style>
    <style:style style:name="co54" style:family="table-column">
      <style:table-column-properties style:column-width="0.725cm" style:use-optimal-column-width="false"/>
    </style:style>
    <style:style style:name="co55" style:family="table-column">
      <style:table-column-properties style:column-width="1.301cm" style:use-optimal-column-width="false"/>
    </style:style>
    <style:style style:name="co56" style:family="table-column">
      <style:table-column-properties style:column-width="1.384cm" style:use-optimal-column-width="false"/>
    </style:style>
    <style:style style:name="co57" style:family="table-column">
      <style:table-column-properties style:column-width="1.36cm" style:use-optimal-column-width="false"/>
    </style:style>
    <style:style style:name="co58" style:family="table-column">
      <style:table-column-properties style:column-width="2.183cm" style:use-optimal-column-width="false"/>
    </style:style>
    <style:style style:name="co59" style:family="table-column">
      <style:table-column-properties style:column-width="7.889cm" style:use-optimal-column-width="false"/>
    </style:style>
    <style:style style:name="co60" style:family="table-column">
      <style:table-column-properties style:column-width="2.369cm" style:use-optimal-column-width="false"/>
    </style:style>
    <style:style style:name="co61" style:family="table-column">
      <style:table-column-properties style:column-width="1.595cm" style:use-optimal-column-width="false"/>
    </style:style>
    <style:style style:name="co62" style:family="table-column">
      <style:table-column-properties style:column-width="0.766cm" style:use-optimal-column-width="false"/>
    </style:style>
    <style:style style:name="co63" style:family="table-column">
      <style:table-column-properties style:column-width="1.385cm" style:use-optimal-column-width="false"/>
    </style:style>
    <style:style style:name="co64" style:family="table-column">
      <style:table-column-properties style:column-width="1.361cm" style:use-optimal-column-width="false"/>
    </style:style>
    <style:style style:name="co65" style:family="table-column">
      <style:table-column-properties style:column-width="2.056cm" style:use-optimal-column-width="false"/>
    </style:style>
    <style:style style:name="co66" style:family="table-column">
      <style:table-column-properties style:column-width="1.06cm" style:use-optimal-column-width="false"/>
    </style:style>
    <style:style style:name="co67" style:family="table-column">
      <style:table-column-properties style:column-width="0.761cm" style:use-optimal-column-width="false"/>
    </style:style>
    <style:style style:name="co68" style:family="table-column">
      <style:table-column-properties style:column-width="4.021cm" style:use-optimal-column-width="false"/>
    </style:style>
    <style:style style:name="co69" style:family="table-column">
      <style:table-column-properties style:column-width="1.11cm" style:use-optimal-column-width="false"/>
    </style:style>
    <style:style style:name="co70" style:family="table-column">
      <style:table-column-properties style:column-width="0.958cm" style:use-optimal-column-width="false"/>
    </style:style>
    <style:style style:name="co71" style:family="table-column">
      <style:table-column-properties style:column-width="2.355cm" style:use-optimal-column-width="false"/>
    </style:style>
    <style:style style:name="co72" style:family="table-column">
      <style:table-column-properties style:column-width="1.019cm" style:use-optimal-column-width="false"/>
    </style:style>
    <style:style style:name="co73" style:family="table-column">
      <style:table-column-properties style:column-width="1.123cm" style:use-optimal-column-width="false"/>
    </style:style>
    <style:style style:name="co74" style:family="table-column">
      <style:table-column-properties style:column-width="1.097cm" style:use-optimal-column-width="false"/>
    </style:style>
    <style:style style:name="co75" style:family="table-column">
      <style:table-column-properties style:column-width="1.074cm" style:use-optimal-column-width="false"/>
    </style:style>
    <style:style style:name="co76" style:family="table-column">
      <style:table-column-properties style:column-width="4.188cm" style:use-optimal-column-width="false"/>
    </style:style>
    <style:style style:name="co77" style:family="table-column">
      <style:table-column-properties style:column-width="1.076cm" style:use-optimal-column-width="false"/>
    </style:style>
    <style:style style:name="co78" style:family="table-column">
      <style:table-column-properties style:column-width="0.767cm" style:use-optimal-column-width="false"/>
    </style:style>
    <style:style style:name="co79" style:family="table-column">
      <style:table-column-properties style:column-width="4.016cm" style:use-optimal-column-width="false"/>
    </style:style>
    <style:style style:name="co80" style:family="table-column">
      <style:table-column-properties style:column-width="1.066cm" style:use-optimal-column-width="false"/>
    </style:style>
    <style:style style:name="co81" style:family="table-column">
      <style:table-column-properties style:column-width="0.926cm" style:use-optimal-column-width="false"/>
    </style:style>
    <style:style style:name="co82" style:family="table-column">
      <style:table-column-properties style:column-width="4.112cm" style:use-optimal-column-width="false"/>
    </style:style>
    <style:style style:name="co83" style:family="table-column">
      <style:table-column-properties style:column-width="3.175cm" style:use-optimal-column-width="false"/>
    </style:style>
    <style:style style:name="co84" style:family="table-column">
      <style:table-column-properties style:column-width="0.999cm" style:use-optimal-column-width="false"/>
    </style:style>
    <style:style style:name="co85" style:family="table-column">
      <style:table-column-properties style:column-width="0.902cm" style:use-optimal-column-width="false"/>
    </style:style>
    <style:style style:name="co86" style:family="table-column">
      <style:table-column-properties style:column-width="3.165cm" style:use-optimal-column-width="false"/>
    </style:style>
    <style:style style:name="co87" style:family="table-column">
      <style:table-column-properties style:column-width="2.443cm" style:use-optimal-column-width="false"/>
    </style:style>
    <style:style style:name="co88" style:family="table-column">
      <style:table-column-properties style:column-width="4.01cm" style:use-optimal-column-width="false"/>
    </style:style>
    <style:style style:name="co89" style:family="table-column">
      <style:table-column-properties style:column-width="0.723cm" style:use-optimal-column-width="false"/>
    </style:style>
    <style:style style:name="co90" style:family="table-column">
      <style:table-column-properties style:column-width="4.095cm" style:use-optimal-column-width="false"/>
    </style:style>
    <style:style style:name="co91" style:family="table-column">
      <style:table-column-properties style:column-width="1.5cm" style:use-optimal-column-width="false"/>
    </style:style>
    <style:style style:name="co92" style:family="table-column">
      <style:table-column-properties style:column-width="1.034cm" style:use-optimal-column-width="false"/>
    </style:style>
    <style:style style:name="co93" style:family="table-column">
      <style:table-column-properties style:column-width="3.169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451cm"/>
    </style:style>
    <style:style style:name="ro4" style:family="table-row">
      <style:table-row-properties style:row-height="0.738cm"/>
    </style:style>
    <style:style style:name="ro5" style:family="table-row">
      <style:table-row-properties style:row-height="0.74cm"/>
    </style:style>
    <style:style style:name="ro6" style:family="table-row">
      <style:table-row-properties style:row-height="0.79cm"/>
    </style:style>
    <style:style style:name="ro7" style:family="table-row">
      <style:table-row-properties style:row-height="0.6cm"/>
    </style:style>
    <style:style style:name="ro8" style:family="table-row">
      <style:table-row-properties style:row-height="0.739cm"/>
    </style:style>
    <style:style style:name="ro9" style:family="table-row">
      <style:table-row-properties style:row-height="0.505cm"/>
    </style:style>
    <style:style style:name="ro10" style:family="table-row">
      <style:table-row-properties style:row-height="0.655cm"/>
    </style:style>
    <style:style style:name="ro11" style:family="table-row">
      <style:table-row-properties style:row-height="0.748cm"/>
    </style:style>
    <style:style style:name="ro12" style:family="table-row">
      <style:table-row-properties style:row-height="0.75cm"/>
    </style:style>
    <style:style style:name="ce1" style:family="table-cell">
      <loext:graphic-properties draw:fill-color="#99ff66"/>
    </style:style>
    <style:style style:name="ce2" style:family="table-cell">
      <loext:graphic-properties draw:fill-color="#ff9900"/>
    </style:style>
    <style:style style:name="ce3" style:family="table-cell">
      <loext:graphic-properties draw:fill-color="#ff33ff"/>
    </style:style>
    <style:style style:name="ce4" style:family="table-cell">
      <loext:graphic-properties draw:fill-color="#ccff00"/>
    </style:style>
    <style:style style:name="ce5" style:family="table-cell">
      <loext:graphic-properties draw:fill-color="#66ffff"/>
    </style:style>
    <style:style style:name="ce6" style:family="table-cell">
      <loext:graphic-properties draw:fill-color="#ff9999"/>
    </style:style>
    <style:style style:name="ce7" style:family="table-cell">
      <loext:graphic-properties draw:fill="none"/>
      <style:text-properties fo:font-size="10pt" style:font-size-asian="18pt" style:font-size-complex="18pt"/>
    </style:style>
    <style:style style:name="ce8" style:family="table-cell">
      <loext:graphic-properties draw:fill-color="#ff00cc"/>
    </style:style>
    <style:style style:name="ce9" style:family="table-cell">
      <loext:graphic-properties draw:fill-color="#e3d200"/>
    </style:style>
    <style:style style:name="ce10" style:family="table-cell">
      <style:text-properties fo:font-size="12pt" style:font-size-asian="18pt" style:font-size-complex="18pt"/>
    </style:style>
    <style:style style:name="P1" style:family="paragraph">
      <loext:graphic-properties draw:fill="none" draw:fill-hatch-solid="false"/>
      <style:paragraph-properties fo:text-align="end" style:writing-mode="lr-tb">
        <style:tab-stops/>
      </style:paragraph-properties>
    </style:style>
    <style:style style:name="P2" style:family="paragraph">
      <loext:graphic-properties draw:fill="none" draw:fill-hatch-solid="fals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style:paragraph-properties fo:text-align="end"/>
      <style:text-properties fo:font-size="12pt" style:font-size-asian="12pt" style:font-size-complex="12pt"/>
    </style:style>
    <style:style style:name="P9" style:family="paragraph">
      <style:paragraph-properties fo:text-align="start"/>
    </style:style>
    <style:style style:name="P10" style:family="paragraph">
      <loext:graphic-properties draw:fill-color="#3333ff"/>
      <style:paragraph-properties fo:text-align="center"/>
    </style:style>
    <style:style style:name="P11" style:family="paragraph">
      <loext:graphic-properties draw:fill-color="#66ffff"/>
      <style:paragraph-properties fo:text-align="center"/>
    </style:style>
    <style:style style:name="P12" style:family="paragraph">
      <loext:graphic-properties draw:fill="none" draw:fill-color="#ffff66"/>
      <style:text-properties fo:font-size="18pt"/>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5b9bd5"/>
      <style:paragraph-properties fo:text-align="start" style:font-independent-line-spacing="true"/>
      <style:text-properties fo:font-size="18pt"/>
    </style:style>
    <style:style style:name="P18" style:family="paragraph">
      <loext:graphic-properties draw:fill="solid" draw:fill-color="#00b050"/>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loext:graphic-properties draw:fill="solid" draw:fill-color="#ffd966"/>
      <style:paragraph-properties fo:text-align="start" style:font-independent-line-spacing="true"/>
      <style:text-properties fo:font-size="18pt"/>
    </style:style>
    <style:style style:name="P21" style:family="paragraph">
      <loext:graphic-properties draw:fill="solid" draw:fill-color="#ffff00"/>
      <style:paragraph-properties fo:text-align="start" style:font-independent-line-spacing="true"/>
      <style:text-properties fo:font-size="18pt"/>
    </style:style>
    <style:style style:name="P22" style:family="paragraph">
      <loext:graphic-properties draw:fill="hatch" draw:fill-hatch-name="Black_20_45_20_Degrees_20_Wide" draw:fill-hatch-solid="false"/>
      <style:paragraph-properties fo:text-align="center"/>
    </style:style>
    <style:style style:name="P23"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5pt" style:font-size-asian="15pt" style:font-size-complex="15pt" fo:hyphenate="false"/>
    </style:style>
    <style:style style:name="P24" style:family="paragraph">
      <style:paragraph-properties fo:margin-left="0cm" fo:margin-right="0cm" fo:margin-top="0cm" fo:margin-bottom="0cm" fo:line-height="100%" fo:text-align="end"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center"/>
      <style:text-properties fo:font-size="10pt"/>
    </style:style>
    <style:style style:name="P27" style:family="paragraph">
      <loext:graphic-properties draw:fill="none"/>
      <style:paragraph-properties fo:text-align="end"/>
      <style:text-properties fo:font-size="10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10pt" style:font-size-asian="18pt" style:font-size-complex="18pt"/>
    </style:style>
    <style:style style:name="T5" style:family="text">
      <style:text-properties fo:font-size="18pt"/>
    </style:style>
    <style:style style:name="T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2pt" style:font-size-complex="12pt"/>
    </style:style>
    <style:style style:name="T13"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style-name="gr1" draw:text-style-name="P1" draw:layer="layout" svg:width="13.97cm" svg:height="12.192cm" svg:x="18.796cm" svg:y="6.604cm">
          <text:p/>
          <draw:enhanced-geometry svg:viewBox="0 0 21600 21600" draw:type="rectangle" draw:enhanced-path="M 0 0 L 21600 0 21600 21600 0 21600 0 0 Z N"/>
        </draw:custom-shape>
        <draw:custom-shape draw:style-name="gr2" draw:text-style-name="P2" draw:layer="layout" svg:width="6.604cm" svg:height="4.318cm" svg:x="2.032cm" svg:y="14.478cm">
          <text:p/>
          <draw:enhanced-geometry svg:viewBox="0 0 21600 21600" draw:type="rectangle" draw:enhanced-path="M 0 0 L 21600 0 21600 21600 0 21600 0 0 Z N"/>
        </draw:custom-shape>
        <draw:custom-shape draw:style-name="gr3" draw:text-style-name="P2" draw:layer="layout" svg:width="16.269cm" svg:height="12.975cm" svg:x="1.944cm" svg:y="0.475cm">
          <text:p/>
          <draw:enhanced-geometry svg:viewBox="0 0 21600 21600" draw:type="rectangle" draw:enhanced-path="M 0 0 L 21600 0 21600 21600 0 21600 0 0 Z N"/>
        </draw:custom-shape>
        <draw:frame draw:style-name="standard" xml:id="id3" draw:id="id3" draw:layer="layout" svg:width="6.607cm" svg:height="0.736cm" svg:x="11.249cm" svg:y="2.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1.svm" xlink:type="simple" xlink:show="embed" xlink:actuate="onLoad"/>
        </draw:frame>
        <draw:frame draw:style-name="standard" xml:id="id1" draw:id="id1" draw:layer="layout" svg:width="6.622cm" svg:height="0.734cm" svg:x="11.286cm" svg:y="0.83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2.svm" xlink:type="simple" xlink:show="embed" xlink:actuate="onLoad"/>
        </draw:frame>
        <draw:connector draw:style-name="gr4" draw:text-style-name="P3" draw:layer="layout" svg:x1="11.286cm" svg:y1="1.203cm" svg:x2="10.081cm" svg:y2="1.228cm" draw:start-shape="id1" draw:start-glue-point="3" draw:end-shape="id2" draw:end-glue-point="1" svg:d="M11286 1203h-602v25h-603" svg:viewBox="0 0 1206 26">
          <text:p/>
        </draw:connector>
        <draw:connector draw:style-name="gr5" draw:text-style-name="P3" draw:layer="layout" svg:x1="11.249cm" svg:y1="3.015cm" svg:x2="5.47cm" svg:y2="2.843cm" draw:start-shape="id3" draw:start-glue-point="3" draw:end-shape="id4" draw:end-glue-point="0" svg:d="M11249 3015h-2203v-673h-3576v501" svg:viewBox="0 0 5780 674">
          <text:p text:style-name="P4"><text:span text:style-name="T2">L2</text:span></text:p>
        </draw:connector>
        <draw:frame draw:style-name="standard" xml:id="id20" draw:id="id20" draw:layer="layout" svg:width="3.431cm" svg:height="0.734cm" svg:x="25.46cm" svg:y="11.629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svm" xlink:type="simple" xlink:show="embed" xlink:actuate="onLoad"/>
        </draw:frame>
        <draw:frame draw:style-name="standard" xml:id="id14" draw:id="id14" draw:layer="layout" svg:width="4.429cm" svg:height="0.734cm" svg:x="3.717cm" svg:y="17.623cm">
          <table:table table:template-name="default" table:use-first-row-styles="true" table:use-banding-rows-styles="true">
            <table:table-column table:style-name="co16"/>
            <table:table-column table:style-name="co17"/>
            <table:table-column table:style-name="co18"/>
            <table:table-row table:style-name="ro2" table:default-cell-style-name="ce2">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4.svm" xlink:type="simple" xlink:show="embed" xlink:actuate="onLoad"/>
        </draw:frame>
        <draw:frame draw:style-name="standard" xml:id="id28" draw:id="id28" draw:layer="layout" svg:width="7.027cm" svg:height="0.734cm" svg:x="10.944cm" svg:y="5.699cm">
          <table:table table:template-name="default"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bucatarie</text:span></text:p>
              </table:table-cell>
            </table:table-row>
          </table:table>
          <draw:image xlink:href="Pictures/TablePreview5.svm" xlink:type="simple" xlink:show="embed" xlink:actuate="onLoad"/>
        </draw:frame>
        <draw:frame draw:style-name="standard" xml:id="id18" draw:id="id18" draw:layer="layout" svg:width="4.48cm" svg:height="0.734cm" svg:x="3.735cm" svg:y="10.868cm">
          <table:table table:template-name="default" table:use-first-row-styles="true" table:use-banding-rows-styles="true">
            <table:table-column table:style-name="co25"/>
            <table:table-column table:style-name="co26"/>
            <table:table-column table:style-name="co27"/>
            <table:table-row table:style-name="ro2" table:default-cell-style-name="gray3">
              <table:table-cell>
                <text:p><text:span text:style-name="T1">L1</text:span></text:p>
              </table:table-cell>
              <table:table-cell>
                <text:p><text:span text:style-name="T1">N</text:span></text:p>
              </table:table-cell>
              <table:table-cell>
                <text:p><text:span text:style-name="T1">lights parter</text:span></text:p>
              </table:table-cell>
            </table:table-row>
          </table:table>
          <draw:image xlink:href="Pictures/TablePreview6.svm" xlink:type="simple" xlink:show="embed" xlink:actuate="onLoad"/>
        </draw:frame>
        <draw:frame draw:style-name="standard" xml:id="id6" draw:id="id6" draw:layer="layout" svg:width="4.709cm" svg:height="0.734cm" svg:x="13.178cm" svg:y="4.45cm">
          <table:table table:template-name="default" table:use-first-row-styles="true" table:use-banding-rows-styles="true">
            <table:table-column table:style-name="co8"/>
            <table:table-column table:style-name="co11"/>
            <table:table-column table:style-name="co28"/>
            <table:table-row table:style-name="ro3" table:default-cell-style-name="gray3">
              <table:table-cell>
                <text:p><text:span text:style-name="T1">L1</text:span></text:p>
              </table:table-cell>
              <table:table-cell>
                <text:p><text:span text:style-name="T1">N</text:span></text:p>
              </table:table-cell>
              <table:table-cell>
                <text:p><text:span text:style-name="T1">parter (high)</text:span></text:p>
              </table:table-cell>
            </table:table-row>
          </table:table>
          <draw:image xlink:href="Pictures/TablePreview7.svm" xlink:type="simple" xlink:show="embed" xlink:actuate="onLoad"/>
        </draw:frame>
        <draw:connector draw:style-name="gr6" draw:text-style-name="P4" draw:layer="layout" svg:x1="12.002cm" svg:y1="4.784cm" svg:x2="13.178cm" svg:y2="4.817cm" draw:start-shape="id5" draw:start-glue-point="1" draw:end-shape="id6" draw:end-glue-point="3" svg:d="M12002 4784h589v33h587" svg:viewBox="0 0 1177 34">
          <text:p/>
        </draw:connector>
        <draw:connector draw:style-name="gr4" draw:text-style-name="P4" draw:layer="layout" svg:x1="22.814cm" svg:y1="8.226cm" svg:x2="21.671cm" svg:y2="10.094cm" draw:start-shape="id7" draw:start-glue-point="1" draw:end-shape="id8" draw:end-glue-point="0" svg:d="M22814 8226h502v1119h-1645v749" svg:viewBox="0 0 1646 1869">
          <text:p/>
        </draw:connector>
        <draw:frame draw:style-name="standard" xml:id="id10" draw:id="id10" draw:layer="layout" svg:width="3.37cm" svg:height="0.737cm" svg:x="3.756cm" svg:y="8.789cm">
          <table:table table:template-name="default" table:use-first-row-styles="true" table:use-banding-rows-styles="true">
            <table:table-column table:style-name="co29"/>
            <table:table-column table:style-name="co30"/>
            <table:table-column table:style-name="co31"/>
            <table:table-row table:style-name="ro4" table:default-cell-style-name="gray3">
              <table:table-cell>
                <text:p><text:span text:style-name="T1">L1</text:span></text:p>
              </table:table-cell>
              <table:table-cell>
                <text:p><text:span text:style-name="T1">N</text:span></text:p>
              </table:table-cell>
              <table:table-cell>
                <text:p><text:span text:style-name="T1">etaj</text:span></text:p>
              </table:table-cell>
            </table:table-row>
          </table:table>
          <draw:image xlink:href="Pictures/TablePreview8.svm" xlink:type="simple" xlink:show="embed" xlink:actuate="onLoad"/>
        </draw:frame>
        <draw:frame draw:style-name="standard" xml:id="id11" draw:id="id11" draw:layer="layout" svg:width="3.264cm" svg:height="0.737cm" svg:x="3.756cm" svg:y="9.795cm">
          <table:table table:template-name="default" table:use-first-row-styles="true" table:use-banding-rows-styles="true">
            <table:table-column table:style-name="co32"/>
            <table:table-column table:style-name="co30"/>
            <table:table-column table:style-name="co33"/>
            <table:table-row table:style-name="ro4" table:default-cell-style-name="gray3">
              <table:table-cell>
                <text:p><text:span text:style-name="T1">L1</text:span></text:p>
              </table:table-cell>
              <table:table-cell>
                <text:p><text:span text:style-name="T1">N</text:span></text:p>
              </table:table-cell>
              <table:table-cell>
                <text:p><text:span text:style-name="T1">pod</text:span></text:p>
              </table:table-cell>
            </table:table-row>
          </table:table>
          <draw:image xlink:href="Pictures/TablePreview9.svm" xlink:type="simple" xlink:show="embed" xlink:actuate="onLoad"/>
        </draw:frame>
        <draw:connector draw:style-name="gr7" draw:text-style-name="P4" draw:layer="layout" svg:x1="8.653cm" svg:y1="10.684cm" svg:x2="7.126cm" svg:y2="9.157cm" draw:start-shape="id9" draw:start-glue-point="3" draw:end-shape="id10" draw:end-glue-point="1" svg:d="M8653 10684h-763v-1527h-764" svg:viewBox="0 0 1528 1528">
          <text:p/>
        </draw:connector>
        <draw:connector draw:style-name="gr7" draw:text-style-name="P4" draw:layer="layout" svg:x1="8.653cm" svg:y1="10.684cm" svg:x2="7.02cm" svg:y2="10.163cm" draw:start-shape="id9" draw:start-glue-point="3" draw:end-shape="id11" draw:end-glue-point="1" svg:d="M8653 10684h-816v-521h-817" svg:viewBox="0 0 1634 522">
          <text:p/>
        </draw:connector>
        <draw:frame draw:style-name="standard" xml:id="id13" draw:id="id13" draw:layer="layout" svg:width="4.679cm" svg:height="0.739cm" svg:x="21.886cm" svg:y="13.842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10.svm" xlink:type="simple" xlink:show="embed" xlink:actuate="onLoad"/>
        </draw:frame>
        <draw:connector draw:style-name="gr8" draw:text-style-name="P4" draw:layer="layout" svg:x1="25.163cm" svg:y1="15.72cm" svg:x2="24.225cm" svg:y2="14.581cm" draw:start-shape="id12" draw:start-glue-point="3" draw:end-shape="id13" draw:end-glue-point="2" svg:d="M25163 15720h-938v-1139" svg:viewBox="0 0 939 1140">
          <text:p/>
        </draw:connector>
        <draw:connector draw:style-name="gr9" draw:text-style-name="P4" draw:layer="layout" svg:x1="5.931cm" svg:y1="17.623cm" svg:x2="5.985cm" svg:y2="16.57cm" draw:start-shape="id14" draw:start-glue-point="0" draw:end-shape="id15" draw:end-glue-point="2" svg:d="M5931 17623v-526h54v-527" svg:viewBox="0 0 55 1054">
          <text:p/>
        </draw:connector>
        <draw:frame draw:style-name="standard" xml:id="id17" draw:id="id17" draw:layer="layout" svg:width="3.262cm" svg:height="0.734cm" svg:x="25.329cm" svg:y="16.843cm">
          <table:table table:template-name="default" table:use-first-row-styles="true" table:use-banding-rows-styles="true">
            <table:table-column table:style-name="co37"/>
            <table:table-column table:style-name="co8"/>
            <table:table-column table:style-name="co38"/>
            <table:table-row table:style-name="ro2" table:default-cell-style-name="ce3">
              <table:table-cell>
                <text:p><text:span text:style-name="T1">L1</text:span></text:p>
              </table:table-cell>
              <table:table-cell>
                <text:p><text:span text:style-name="T1">N</text:span></text:p>
              </table:table-cell>
              <table:table-cell>
                <text:p><text:span text:style-name="T1">C3</text:span></text:p>
              </table:table-cell>
            </table:table-row>
          </table:table>
          <draw:image xlink:href="Pictures/TablePreview11.svm" xlink:type="simple" xlink:show="embed" xlink:actuate="onLoad"/>
        </draw:frame>
        <draw:connector draw:style-name="gr10" draw:text-style-name="P4" draw:layer="layout" svg:x1="30.504cm" svg:y1="17.119cm" svg:x2="26.96cm" svg:y2="17.577cm" draw:start-shape="id16" draw:start-glue-point="2" draw:end-shape="id17" draw:end-glue-point="2" svg:d="M30504 17119v960h-3544v-502" svg:viewBox="0 0 3545 961">
          <text:p/>
        </draw:connector>
        <draw:connector draw:style-name="gr8" draw:text-style-name="P4" draw:layer="layout" svg:x1="25.329cm" svg:y1="17.21cm" svg:x2="21.671cm" svg:y2="10.83cm" draw:start-shape="id17" draw:start-glue-point="3" draw:end-shape="id8" draw:end-glue-point="2" svg:d="M25329 17210h-3658v-6380" svg:viewBox="0 0 3659 6381">
          <text:p/>
        </draw:connector>
        <draw:frame draw:style-name="standard" xml:id="id8" draw:id="id8" draw:layer="layout" svg:width="4.052cm" svg:height="0.736cm" svg:x="19.645cm" svg:y="10.094cm">
          <table:table table:template-name="default" table:use-first-row-styles="true" table:use-banding-rows-styles="true">
            <table:table-column table:style-name="co39"/>
            <table:table-column table:style-name="co40"/>
            <table:table-column table:style-name="co41"/>
            <table:table-row table:style-name="ro1"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2.svm" xlink:type="simple" xlink:show="embed" xlink:actuate="onLoad"/>
        </draw:frame>
        <draw:connector draw:style-name="gr7" draw:text-style-name="P4" draw:layer="layout" svg:x1="8.653cm" svg:y1="10.684cm" svg:x2="5.975cm" svg:y2="10.868cm" draw:start-shape="id9" draw:start-glue-point="3" draw:end-shape="id18" draw:end-glue-point="0" svg:d="M8653 10684h-2678v184" svg:viewBox="0 0 2679 185">
          <text:p/>
        </draw:connector>
        <draw:frame draw:style-name="standard" xml:id="id19" draw:id="id19" draw:layer="layout" svg:width="3.191cm" svg:height="0.736cm" svg:x="26.85cm" svg:y="10.106cm">
          <table:table table:template-name="default" table:use-first-row-styles="true" table:use-banding-rows-styles="true">
            <table:table-column table:style-name="co39"/>
            <table:table-column table:style-name="co42"/>
            <table:table-column table:style-name="co43"/>
            <table:table-row table:style-name="ro1" table:default-cell-style-name="ce3">
              <table:table-cell>
                <text:p><text:span text:style-name="T1">L1</text:span></text:p>
              </table:table-cell>
              <table:table-cell>
                <text:p><text:span text:style-name="T1">N</text:span></text:p>
              </table:table-cell>
              <table:table-cell>
                <text:p><text:span text:style-name="T1">C2</text:span></text:p>
              </table:table-cell>
            </table:table-row>
          </table:table>
          <draw:image xlink:href="Pictures/TablePreview13.svm" xlink:type="simple" xlink:show="embed" xlink:actuate="onLoad"/>
        </draw:frame>
        <draw:connector draw:style-name="gr9" draw:text-style-name="P4" draw:layer="layout" svg:x1="23.697cm" svg:y1="10.462cm" svg:x2="26.85cm" svg:y2="10.474cm" draw:start-shape="id8" draw:start-glue-point="1" draw:end-shape="id19" draw:end-glue-point="3" svg:d="M23697 10462h1577v12h1576" svg:viewBox="0 0 3154 13">
          <text:p/>
        </draw:connector>
        <draw:connector draw:style-name="gr11" draw:text-style-name="P4" draw:layer="layout" svg:x1="28.445cm" svg:y1="10.842cm" svg:x2="27.175cm" svg:y2="11.629cm" draw:start-shape="id19" draw:start-glue-point="2" draw:end-shape="id20" draw:end-glue-point="0" svg:d="M28445 10842v394h-1270v393" svg:viewBox="0 0 1271 788">
          <text:p/>
        </draw:connector>
        <draw:connector draw:style-name="gr8" draw:text-style-name="P4" draw:layer="layout" svg:x1="27.175cm" svg:y1="12.363cm" svg:x2="27.897cm" svg:y2="13.705cm" draw:start-shape="id20" draw:start-glue-point="2" draw:end-shape="id21" svg:d="M27175 12363v1342h722" svg:viewBox="0 0 723 1343">
          <text:p/>
        </draw:connector>
        <draw:connector draw:style-name="gr12" draw:text-style-name="P6" draw:layer="layout" svg:x1="29.67cm" svg:y1="9.033cm" svg:x2="28.445cm" svg:y2="10.106cm" draw:start-shape="id22" draw:start-glue-point="2" draw:end-shape="id19" draw:end-glue-point="0" svg:d="M29670 9033v537h-1225v536" svg:viewBox="0 0 1226 1074">
          <text:p text:style-name="P5"><text:span text:style-name="T3">L2N</text:span></text:p>
        </draw:connector>
        <draw:connector draw:style-name="gr13" draw:text-style-name="P7" draw:layer="layout" svg:x1="5.47cm" svg:y1="3.577cm" svg:x2="5.344cm" svg:y2="4.529cm" draw:start-shape="id4" draw:start-glue-point="2" draw:end-shape="id23" draw:end-glue-point="0" svg:d="M5470 3577v477h-126v475" svg:viewBox="0 0 127 953">
          <text:p/>
        </draw:connector>
        <draw:connector draw:style-name="gr14" draw:text-style-name="P4" draw:layer="layout" svg:x1="11.942cm" svg:y1="15.226cm" svg:x2="4.099cm" svg:y2="3.21cm" draw:start-shape="id24" draw:start-glue-point="3" draw:end-shape="id4" draw:end-glue-point="3" svg:d="M11942 15226h-8344v-12016h501" svg:viewBox="0 0 8345 12017">
          <text:p/>
        </draw:connector>
        <draw:frame draw:style-name="standard" xml:id="id24" draw:id="id24" draw:layer="layout" svg:width="3.337cm" svg:height="0.789cm" svg:x="11.942cm" svg:y="14.832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CPU</text:span></text:p>
              </table:table-cell>
            </table:table-row>
          </table:table>
          <draw:image xlink:href="Pictures/TablePreview14.svm" xlink:type="simple" xlink:show="embed" xlink:actuate="onLoad"/>
        </draw:frame>
        <draw:frame draw:style-name="standard" xml:id="id16" draw:id="id16" draw:layer="layout" svg:width="2.743cm" svg:height="0.734cm" svg:x="29.133cm" svg:y="16.385cm">
          <table:table table:template-name="default" table:use-first-row-styles="true" table:use-banding-rows-styles="true">
            <table:table-column table:style-name="co46"/>
            <table:table-column table:style-name="co47"/>
            <table:table-row table:style-name="ro7" table:default-cell-style-name="ce5">
              <table:table-cell>
                <text:p><text:span text:style-name="T1">NC</text:span></text:p>
              </table:table-cell>
              <table:table-cell>
                <text:p><text:span text:style-name="T1">R3</text:span></text:p>
              </table:table-cell>
            </table:table-row>
          </table:table>
          <draw:image xlink:href="Pictures/TablePreview15.svm" xlink:type="simple" xlink:show="embed" xlink:actuate="onLoad"/>
        </draw:frame>
        <draw:frame draw:style-name="standard" xml:id="id25" draw:id="id25" draw:layer="layout" svg:width="6.607cm" svg:height="0.734cm" svg:x="20.99cm" svg:y="6.975cm">
          <table:table table:template-name="default" table:use-first-row-styles="true" table:use-banding-rows-styles="true">
            <table:table-column table:style-name="co20"/>
            <table:table-column table:style-name="co34"/>
            <table:table-column table:style-name="co30"/>
            <table:table-column table:style-name="co48"/>
            <table:table-row table:style-name="ro2" table:default-cell-style-name="gray3">
              <table:table-cell>
                <text:p><text:span text:style-name="T1">L2</text:span></text:p>
              </table:table-cell>
              <table:table-cell>
                <text:p><text:span text:style-name="T1">L3</text:span></text:p>
              </table:table-cell>
              <table:table-cell>
                <text:p><text:span text:style-name="T1">G</text:span></text:p>
              </table:table-cell>
              <table:table-cell>
                <text:p><text:span text:style-name="T1">3 phase beci</text:span></text:p>
              </table:table-cell>
            </table:table-row>
          </table:table>
          <draw:image xlink:href="Pictures/TablePreview16.svm" xlink:type="simple" xlink:show="embed" xlink:actuate="onLoad"/>
        </draw:frame>
        <draw:connector draw:style-name="gr5" draw:text-style-name="P8" draw:layer="layout" svg:x1="17.856cm" svg:y1="3.015cm" svg:x2="20.99cm" svg:y2="7.342cm" draw:start-shape="id3" draw:start-glue-point="1" draw:end-shape="id25" draw:end-glue-point="3" svg:d="M17856 3015h1568v4327h1566" svg:viewBox="0 0 3135 4328">
          <text:p text:style-name="P5"><text:span text:style-name="T3">L2L3G</text:span></text:p>
        </draw:connector>
        <draw:connector draw:style-name="gr15" draw:text-style-name="P4" draw:layer="layout" svg:x1="5.274cm" svg:y1="7.011cm" svg:x2="20.914cm" svg:y2="8.226cm" draw:start-shape="id26" draw:start-glue-point="2" draw:end-shape="id7" draw:end-glue-point="3" svg:d="M5274 7011v1215h15640" svg:viewBox="0 0 15641 1216">
          <text:p/>
        </draw:connector>
        <draw:connector draw:style-name="gr16" draw:text-style-name="P5" draw:layer="layout" svg:x1="30.041cm" svg:y1="10.474cm" svg:x2="31.876cm" svg:y2="16.752cm" draw:start-shape="id19" draw:start-glue-point="1" draw:end-shape="id16" draw:end-glue-point="1" svg:d="M30041 10474h2337v6278h-502" svg:viewBox="0 0 2338 6279">
          <text:p text:style-name="P5"><text:span text:style-name="T2">L2N</text:span></text:p>
        </draw:connector>
        <draw:frame draw:style-name="standard" xml:id="id9" draw:id="id9" draw:layer="layout" svg:width="4.433cm" svg:height="0.738cm" svg:x="8.653cm" svg:y="10.315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7.svm" xlink:type="simple" xlink:show="embed" xlink:actuate="onLoad"/>
        </draw:frame>
        <draw:frame draw:style-name="standard" xml:id="id15" draw:id="id15" draw:layer="layout" svg:width="4.433cm" svg:height="0.738cm" svg:x="3.769cm" svg:y="15.832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8.svm" xlink:type="simple" xlink:show="embed" xlink:actuate="onLoad"/>
        </draw:frame>
        <draw:frame draw:style-name="standard" xml:id="id27" draw:id="id27" draw:layer="layout" svg:width="4.406cm" svg:height="0.736cm" svg:x="3.8cm" svg:y="11.898cm">
          <table:table table:template-name="default" table:use-first-row-styles="true" table:use-banding-rows-styles="true">
            <table:table-column table:style-name="co8"/>
            <table:table-column table:style-name="co11"/>
            <table:table-column table:style-name="co50"/>
            <table:table-row table:style-name="ro1" table:default-cell-style-name="gray3">
              <table:table-cell>
                <text:p><text:span text:style-name="T1">L1</text:span></text:p>
              </table:table-cell>
              <table:table-cell>
                <text:p><text:span text:style-name="T1">N</text:span></text:p>
              </table:table-cell>
              <table:table-cell>
                <text:p><text:span text:style-name="T1">parter(low)</text:span></text:p>
              </table:table-cell>
            </table:table-row>
          </table:table>
          <draw:image xlink:href="Pictures/TablePreview19.svm" xlink:type="simple" xlink:show="embed" xlink:actuate="onLoad"/>
        </draw:frame>
        <draw:connector draw:style-name="gr7" draw:text-style-name="P4" draw:layer="layout" svg:x1="10.869cm" svg:y1="11.053cm" svg:x2="8.206cm" svg:y2="12.266cm" draw:start-shape="id9" draw:start-glue-point="2" draw:end-shape="id27" draw:end-glue-point="1" svg:d="M10869 11053v1213h-2663" svg:viewBox="0 0 2664 1214">
          <text:p/>
        </draw:connector>
        <draw:connector draw:style-name="gr4" draw:text-style-name="P5" draw:layer="layout" svg:x1="6.647cm" svg:y1="6.636cm" svg:x2="10.869cm" svg:y2="10.315cm" draw:start-shape="id26" draw:start-glue-point="1" draw:end-shape="id9" draw:end-glue-point="0" svg:d="M6647 6636h4222v3679" svg:viewBox="0 0 4223 3680">
          <text:p/>
        </draw:connector>
        <draw:connector draw:style-name="gr17" draw:text-style-name="P7" draw:layer="layout" svg:x1="25.46cm" svg:y1="11.996cm" svg:x2="13.61cm" svg:y2="14.832cm" draw:start-shape="id20" draw:start-glue-point="3" draw:end-shape="id24" draw:end-glue-point="0" svg:d="M25460 11996h-11850v2836" svg:viewBox="0 0 11851 2837">
          <text:p/>
        </draw:connector>
        <draw:frame draw:style-name="standard" xml:id="id4" draw:id="id4" draw:layer="layout" svg:width="2.743cm" svg:height="0.734cm" svg:x="4.099cm" svg:y="2.843cm">
          <table:table table:template-name="default" table:use-first-row-styles="true" table:use-banding-rows-styles="true">
            <table:table-column table:style-name="co51"/>
            <table:table-column table:style-name="co52"/>
            <table:table-row table:style-name="ro2" table:default-cell-style-name="ce5">
              <table:table-cell>
                <text:p><text:span text:style-name="T1">NC</text:span></text:p>
              </table:table-cell>
              <table:table-cell>
                <text:p><text:span text:style-name="T1">R1</text:span></text:p>
              </table:table-cell>
            </table:table-row>
          </table:table>
          <draw:image xlink:href="Pictures/TablePreview20.svm" xlink:type="simple" xlink:show="embed" xlink:actuate="onLoad"/>
        </draw:frame>
        <draw:frame draw:style-name="standard" xml:id="id23" draw:id="id23" draw:layer="layout" svg:width="3.034cm" svg:height="0.734cm" svg:x="3.827cm" svg:y="4.529cm">
          <table:table table:template-name="default" table:use-first-row-styles="true" table:use-banding-rows-styles="true">
            <table:table-column table:style-name="co53"/>
            <table:table-column table:style-name="co54"/>
            <table:table-column table:style-name="co55"/>
            <table:table-row table:style-name="ro2" table:default-cell-style-name="ce3">
              <table:table-cell>
                <text:p><text:span text:style-name="T1">L1</text:span></text:p>
              </table:table-cell>
              <table:table-cell>
                <text:p><text:span text:style-name="T1">N</text:span></text:p>
              </table:table-cell>
              <table:table-cell>
                <text:p><text:span text:style-name="T1">C1</text:span></text:p>
              </table:table-cell>
            </table:table-row>
          </table:table>
          <draw:image xlink:href="Pictures/TablePreview21.svm" xlink:type="simple" xlink:show="embed" xlink:actuate="onLoad"/>
        </draw:frame>
        <draw:frame draw:style-name="standard" xml:id="id21" draw:id="id21" draw:layer="layout" svg:width="2.743cm" svg:height="0.734cm" svg:x="27.897cm" svg:y="13.338cm">
          <table:table table:template-name="default" table:use-first-row-styles="true" table:use-banding-rows-styles="true">
            <table:table-column table:style-name="co56"/>
            <table:table-column table:style-name="co57"/>
            <table:table-row table:style-name="ro2" table:default-cell-style-name="ce6">
              <table:table-cell>
                <text:p><text:span text:style-name="T1">10A</text:span></text:p>
              </table:table-cell>
              <table:table-cell>
                <text:p><text:span text:style-name="T1">fuse</text:span></text:p>
              </table:table-cell>
            </table:table-row>
          </table:table>
          <draw:image xlink:href="Pictures/TablePreview22.svm" xlink:type="simple" xlink:show="embed" xlink:actuate="onLoad"/>
        </draw:frame>
        <draw:connector draw:style-name="gr8" draw:text-style-name="P4" draw:layer="layout" svg:x1="26.535cm" svg:y1="16.095cm" svg:x2="26.96cm" svg:y2="16.843cm" draw:start-shape="id12" draw:start-glue-point="2" draw:end-shape="id17" draw:end-glue-point="0" svg:d="M26535 16095v375h425v373" svg:viewBox="0 0 426 749">
          <text:p/>
        </draw:connector>
        <draw:connector draw:style-name="gr4" draw:text-style-name="P3" draw:layer="layout" svg:x1="10.944cm" svg:y1="6.066cm" svg:x2="10.629cm" svg:y2="5.159cm" draw:start-shape="id28" draw:start-glue-point="3" draw:end-shape="id5" draw:end-glue-point="2" svg:d="M10944 6066h-315v-907" svg:viewBox="0 0 316 908">
          <text:p/>
        </draw:connector>
        <draw:frame draw:style-name="standard" xml:id="id22" draw:id="id22" draw:layer="layout" svg:width="2.743cm" svg:height="0.734cm" svg:x="28.299cm" svg:y="8.299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2</text:span></text:p>
              </table:table-cell>
            </table:table-row>
          </table:table>
          <draw:image xlink:href="Pictures/TablePreview23.svm" xlink:type="simple" xlink:show="embed" xlink:actuate="onLoad"/>
        </draw:frame>
        <draw:connector draw:style-name="gr5" draw:text-style-name="P9" draw:layer="layout" svg:x1="27.597cm" svg:y1="7.342cm" svg:x2="29.67cm" svg:y2="8.299cm" draw:start-shape="id25" draw:start-glue-point="1" draw:end-shape="id22" svg:d="M27597 7342h2073v957" svg:viewBox="0 0 2074 958">
          <text:p text:style-name="P9"><text:span text:style-name="T2">L2</text:span></text:p>
        </draw:connector>
        <draw:connector draw:style-name="gr18" draw:text-style-name="P10" draw:layer="layout" svg:x1="15.279cm" svg:y1="15.226cm" svg:x2="31.042cm" svg:y2="8.666cm" draw:start-shape="id24" draw:start-glue-point="1" draw:end-shape="id22" draw:end-glue-point="1" svg:d="M15279 15226h16265v-6560h-502" svg:viewBox="0 0 16266 6561">
          <text:p/>
        </draw:connector>
        <draw:connector draw:style-name="gr19" draw:text-style-name="P11" draw:layer="layout" svg:x1="27.908cm" svg:y1="15.72cm" svg:x2="30.504cm" svg:y2="16.385cm" draw:start-shape="id12" draw:start-glue-point="1" draw:end-shape="id16" draw:end-glue-point="0" svg:d="M27908 15720h2596v665" svg:viewBox="0 0 2597 666">
          <text:p/>
        </draw:connector>
        <draw:frame draw:style-name="standard" draw:layer="layout" svg:width="10.071cm" svg:height="5.239cm" svg:x="21.615cm" svg:y="0.314cm">
          <table:table table:template-name="default" table:use-first-row-styles="true" table:use-banding-rows-styles="true">
            <table:table-column table:style-name="co58"/>
            <table:table-column table:style-name="co59"/>
            <table:table-row table:style-name="ro9" table:default-cell-style-name="ce7">
              <table:table-cell>
                <text:p><text:span text:style-name="T4">R1</text:span></text:p>
              </table:table-cell>
              <table:table-cell>
                <text:p><text:span text:style-name="T4">Relay NC c5vdc→220vac (+manual)</text:span></text:p>
              </table:table-cell>
            </table:table-row>
            <table:table-row table:style-name="ro10" table:default-cell-style-name="ce7">
              <table:table-cell>
                <text:p><text:span text:style-name="T4">R2</text:span></text:p>
              </table:table-cell>
              <table:table-cell>
                <text:p><text:span text:style-name="T4">Relay NC c5vdc→220vac (+manual)</text:span></text:p>
              </table:table-cell>
            </table:table-row>
            <table:table-row table:style-name="ro10" table:default-cell-style-name="ce7">
              <table:table-cell>
                <text:p><text:span text:style-name="T4">R3</text:span></text:p>
              </table:table-cell>
              <table:table-cell>
                <text:p><text:span text:style-name="T4">Relay NC c220vav-&gt;220vac</text:span></text:p>
              </table:table-cell>
            </table:table-row>
            <table:table-row table:style-name="ro10" table:default-cell-style-name="ce7">
              <table:table-cell>
                <text:p><text:span text:style-name="T4">C1</text:span></text:p>
              </table:table-cell>
              <table:table-cell>
                <text:p><text:span text:style-name="T4">Contactor 2P NO 16A 220vac</text:span></text:p>
              </table:table-cell>
            </table:table-row>
            <table:table-row table:style-name="ro10" table:default-cell-style-name="ce7">
              <table:table-cell>
                <text:p><text:span text:style-name="T4">C2</text:span></text:p>
              </table:table-cell>
              <table:table-cell>
                <text:p><text:span text:style-name="T4">Contactor 2P NO 12A 220vac</text:span></text:p>
              </table:table-cell>
            </table:table-row>
            <table:table-row table:style-name="ro10" table:default-cell-style-name="ce7">
              <table:table-cell>
                <text:p><text:span text:style-name="T4">C3</text:span></text:p>
              </table:table-cell>
              <table:table-cell>
                <text:p><text:span text:style-name="T4">Contactor 2P NO 9A 220vac</text:span></text:p>
              </table:table-cell>
            </table:table-row>
            <table:table-row table:style-name="ro10" table:default-cell-style-name="ce7">
              <table:table-cell>
                <text:p><text:span text:style-name="T4">PWM</text:span></text:p>
              </table:table-cell>
              <table:table-cell>
                <text:p><text:span text:style-name="T4">Variable current source</text:span></text:p>
              </table:table-cell>
            </table:table-row>
            <table:table-row table:style-name="ro10" table:default-cell-style-name="ce7">
              <table:table-cell>
                <text:p><text:span text:style-name="T4">UPS</text:span></text:p>
              </table:table-cell>
              <table:table-cell>
                <text:p><text:span text:style-name="T4">12A input, 10A output</text:span></text:p>
              </table:table-cell>
            </table:table-row>
          </table:table>
          <draw:image xlink:href="Pictures/TablePreview24.svm" xlink:type="simple" xlink:show="embed" xlink:actuate="onLoad"/>
        </draw:frame>
        <draw:frame draw:style-name="standard" xml:id="id30" draw:id="id30" draw:layer="layout" svg:width="4.193cm" svg:height="0.738cm" svg:x="13.407cm" svg:y="11.51cm">
          <table:table table:template-name="default" table:use-first-row-styles="true" table:use-banding-rows-styles="true">
            <table:table-column table:style-name="co8"/>
            <table:table-column table:style-name="co11"/>
            <table:table-column table:style-name="co60"/>
            <table:table-row table:style-name="ro8" table:default-cell-style-name="gray3">
              <table:table-cell>
                <text:p><text:span text:style-name="T1">L1</text:span></text:p>
              </table:table-cell>
              <table:table-cell>
                <text:p><text:span text:style-name="T1">N</text:span></text:p>
              </table:table-cell>
              <table:table-cell>
                <text:p><text:span text:style-name="T1">extra load</text:span></text:p>
              </table:table-cell>
            </table:table-row>
          </table:table>
          <draw:image xlink:href="Pictures/TablePreview25.svm" xlink:type="simple" xlink:show="embed" xlink:actuate="onLoad"/>
        </draw:frame>
        <draw:connector draw:style-name="gr7" draw:text-style-name="P4" draw:layer="layout" svg:x1="13.086cm" svg:y1="10.684cm" svg:x2="14.594cm" svg:y2="9.952cm" draw:start-shape="id9" draw:start-glue-point="1" draw:end-shape="id29" draw:end-glue-point="3" svg:d="M13086 10684h755v-732h753" svg:viewBox="0 0 1509 733">
          <text:p/>
        </draw:connector>
        <draw:frame draw:style-name="standard" xml:id="id29" draw:id="id29" draw:layer="layout" svg:width="2.36cm" svg:height="0.734cm" svg:x="14.594cm" svg:y="9.585cm">
          <table:table table:template-name="default" table:use-first-row-styles="true" table:use-banding-rows-styles="true">
            <table:table-column table:style-name="co61"/>
            <table:table-column table:style-name="co62"/>
            <table:table-row table:style-name="ro2" table:default-cell-style-name="ce8">
              <table:table-cell>
                <text:p><text:span text:style-name="T1">PWM</text:span></text:p>
              </table:table-cell>
              <table:table-cell/>
            </table:table-row>
          </table:table>
          <draw:image xlink:href="Pictures/TablePreview26.svm" xlink:type="simple" xlink:show="embed" xlink:actuate="onLoad"/>
        </draw:frame>
        <draw:connector draw:style-name="gr7" draw:text-style-name="P4" draw:layer="layout" svg:x1="15.774cm" svg:y1="10.319cm" svg:x2="15.503cm" svg:y2="11.51cm" draw:start-shape="id29" draw:start-glue-point="2" draw:end-shape="id30" draw:end-glue-point="0" svg:d="M15774 10319v596h-271v595" svg:viewBox="0 0 272 1192">
          <text:p/>
        </draw:connector>
        <draw:frame draw:style-name="standard" xml:id="id31" draw:id="id31" draw:layer="layout" svg:width="3.337cm" svg:height="0.789cm" svg:x="11.63cm" svg:y="16.598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ECU</text:span></text:p>
              </table:table-cell>
            </table:table-row>
          </table:table>
          <draw:image xlink:href="Pictures/TablePreview27.svm" xlink:type="simple" xlink:show="embed" xlink:actuate="onLoad"/>
        </draw:frame>
        <draw:connector draw:style-name="gr9" draw:text-style-name="P4" draw:layer="layout" svg:x1="8.202cm" svg:y1="16.201cm" svg:x2="11.63cm" svg:y2="16.992cm" draw:start-shape="id15" draw:start-glue-point="1" draw:end-shape="id31" draw:end-glue-point="3" svg:d="M8202 16201h1715v791h1713" svg:viewBox="0 0 3429 792">
          <text:p/>
        </draw:connector>
        <draw:connector draw:style-name="gr18" draw:text-style-name="P10" draw:layer="layout" svg:x1="13.298cm" svg:y1="16.598cm" svg:x2="13.61cm" svg:y2="15.621cm" draw:start-shape="id31" draw:start-glue-point="0" draw:end-shape="id24" draw:end-glue-point="2" svg:d="M13298 16598v-488h312v-489" svg:viewBox="0 0 313 978">
          <text:p/>
        </draw:connector>
        <draw:connector draw:style-name="gr18" draw:text-style-name="P10" draw:layer="layout" svg:x1="15.279cm" svg:y1="15.226cm" svg:x2="16.954cm" svg:y2="9.952cm" draw:start-shape="id24" draw:start-glue-point="1" draw:end-shape="id29" draw:end-glue-point="1" svg:d="M15279 15226h2177v-5274h-502" svg:viewBox="0 0 2178 5275">
          <text:p/>
        </draw:connector>
        <draw:frame draw:style-name="standard" xml:id="id2" draw:id="id2" draw:layer="layout" svg:width="2.743cm" svg:height="0.747cm" svg:x="7.338cm" svg:y="0.855cm">
          <table:table table:template-name="default" table:use-first-row-styles="true" table:use-banding-rows-styles="true">
            <table:table-column table:style-name="co56"/>
            <table:table-column table:style-name="co57"/>
            <table:table-row table:style-name="ro11" table:default-cell-style-name="ce6">
              <table:table-cell>
                <text:p><text:span text:style-name="T1">16A</text:span></text:p>
              </table:table-cell>
              <table:table-cell>
                <text:p><text:span text:style-name="T1">fuse</text:span></text:p>
              </table:table-cell>
            </table:table-row>
          </table:table>
          <draw:image xlink:href="Pictures/TablePreview28.svm" xlink:type="simple" xlink:show="embed" xlink:actuate="onLoad"/>
        </draw:frame>
        <draw:frame draw:style-name="standard" xml:id="id5" draw:id="id5" draw:layer="layout" svg:width="2.745cm" svg:height="0.749cm" svg:x="9.257cm" svg:y="4.41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29.svm" xlink:type="simple" xlink:show="embed" xlink:actuate="onLoad"/>
        </draw:frame>
        <draw:connector draw:style-name="gr4" draw:text-style-name="P3" draw:layer="layout" svg:x1="8.709cm" svg:y1="1.602cm" svg:x2="14.552cm" svg:y2="2.647cm" draw:start-shape="id2" draw:start-glue-point="2" draw:end-shape="id3" draw:end-glue-point="0" svg:d="M8709 1602v523h5843v522" svg:viewBox="0 0 5844 1046">
          <text:p/>
        </draw:connector>
        <draw:frame draw:style-name="standard" xml:id="id12" draw:id="id12" draw:layer="layout" svg:width="2.745cm" svg:height="0.749cm" svg:x="25.163cm" svg:y="15.346cm">
          <table:table table:template-name="default" table:use-first-row-styles="true" table:use-banding-rows-styles="true">
            <table:table-column table:style-name="co63"/>
            <table:table-column table:style-name="co64"/>
            <table:table-row table:style-name="ro12" table:default-cell-style-name="ce6">
              <table:table-cell>
                <text:p><text:span text:style-name="T1">10A</text:span></text:p>
              </table:table-cell>
              <table:table-cell>
                <text:p><text:span text:style-name="T1">dif</text:span></text:p>
              </table:table-cell>
            </table:table-row>
          </table:table>
          <draw:image xlink:href="Pictures/TablePreview30.svm" xlink:type="simple" xlink:show="embed" xlink:actuate="onLoad"/>
        </draw:frame>
        <draw:frame draw:style-name="gr20" draw:text-style-name="P12" draw:layer="layout" svg:width="3.457cm" svg:height="0.962cm" svg:x="29.309cm" svg:y="6.658cm">
          <draw:text-box>
            <text:p><text:span text:style-name="T5">Panel beci</text:span></text:p>
          </draw:text-box>
        </draw:frame>
        <draw:frame draw:style-name="gr21" draw:text-style-name="P12" draw:layer="layout" svg:width="3.351cm" svg:height="0.962cm" svg:x="5.334cm" svg:y="14.478cm">
          <draw:text-box>
            <text:p><text:span text:style-name="T5">Panel pod</text:span></text:p>
          </draw:text-box>
        </draw:frame>
        <draw:frame draw:style-name="gr22" draw:text-style-name="P12" draw:layer="layout" svg:width="3.952cm" svg:height="0.962cm" svg:x="2.144cm" svg:y="0.562cm">
          <draw:text-box>
            <text:p><text:span text:style-name="T5">Panel parter</text:span></text:p>
          </draw:text-box>
        </draw:frame>
        <draw:frame draw:style-name="standard" xml:id="id7" draw:id="id7" draw:layer="layout" svg:width="1.9cm" svg:height="0.737cm" svg:x="20.914cm" svg:y="7.858cm">
          <table:table table:template-name="default" table:use-first-row-styles="true" table:use-banding-rows-styles="true">
            <table:table-column table:style-name="co29"/>
            <table:table-column table:style-name="co30"/>
            <table:table-row table:style-name="ro4" table:default-cell-style-name="gray3">
              <table:table-cell>
                <text:p><text:span text:style-name="T1">L1</text:span></text:p>
              </table:table-cell>
              <table:table-cell>
                <text:p><text:span text:style-name="T1">N</text:span></text:p>
              </table:table-cell>
            </table:table-row>
          </table:table>
          <draw:image xlink:href="Pictures/TablePreview31.svm" xlink:type="simple" xlink:show="embed" xlink:actuate="onLoad"/>
        </draw:frame>
        <draw:connector draw:style-name="gr8" draw:text-style-name="P4" draw:layer="layout" svg:x1="21.886cm" svg:y1="14.211cm" svg:x2="16.349cm" svg:y2="17.957cm" draw:start-shape="id13" draw:start-glue-point="3" draw:end-shape="id32" draw:end-glue-point="1" svg:d="M21886 14211h-2768v3746h-2769" svg:viewBox="0 0 5538 3747">
          <text:p/>
        </draw:connector>
        <draw:custom-shape draw:style-name="gr23" draw:text-style-name="P2" draw:layer="layout" svg:width="7.874cm" svg:height="4.318cm" svg:x="9.144cm" svg:y="14.478cm">
          <text:p/>
          <draw:enhanced-geometry svg:viewBox="0 0 21600 21600" draw:type="rectangle" draw:enhanced-path="M 0 0 L 21600 0 21600 21600 0 21600 0 0 Z N"/>
        </draw:custom-shape>
        <draw:frame draw:style-name="standard" xml:id="id32" draw:id="id32" draw:layer="layout" svg:width="4.679cm" svg:height="0.739cm" svg:x="11.67cm" svg:y="17.588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32.svm" xlink:type="simple" xlink:show="embed" xlink:actuate="onLoad"/>
        </draw:frame>
        <draw:frame draw:style-name="gr21" draw:text-style-name="P12" draw:layer="layout" svg:width="3.351cm" svg:height="0.962cm" svg:x="9.095cm" svg:y="14.478cm">
          <draw:text-box>
            <text:p><text:span text:style-name="T5">Rack</text:span></text:p>
          </draw:text-box>
        </draw:frame>
        <draw:connector draw:style-name="gr5" draw:text-style-name="P4" draw:layer="layout" svg:x1="22.814cm" svg:y1="8.226cm" svg:x2="28.299cm" svg:y2="8.666cm" draw:start-shape="id7" draw:start-glue-point="1" draw:end-shape="id22" draw:end-glue-point="3" svg:d="M22814 8226h2743v440h2742" svg:viewBox="0 0 5486 441">
          <text:p text:style-name="P4"><text:span text:style-name="T1">N</text:span></text:p>
        </draw:connector>
        <draw:connector draw:style-name="gr8" draw:text-style-name="P4" draw:layer="layout" svg:x1="29.268cm" svg:y1="14.072cm" svg:x2="26.486cm" svg:y2="15.346cm" draw:start-shape="id21" draw:start-glue-point="2" svg:d="M29268 14072v888h-2782v386" svg:viewBox="0 0 2783 1275">
          <text:p/>
        </draw:connector>
        <draw:connector draw:style-name="gr6" draw:text-style-name="P4" draw:layer="layout" svg:x1="10.629cm" svg:y1="4.41cm" svg:x2="14.552cm" svg:y2="3.383cm" draw:start-shape="id5" draw:start-glue-point="0" draw:end-shape="id3" draw:end-glue-point="2" svg:d="M10629 4410v-513h3923v-514" svg:viewBox="0 0 3924 1028">
          <text:p/>
        </draw:connector>
        <draw:frame draw:style-name="standard" xml:id="id26" draw:id="id26" draw:layer="layout" svg:width="2.745cm" svg:height="0.749cm" svg:x="3.902cm" svg:y="6.262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33.svm" xlink:type="simple" xlink:show="embed" xlink:actuate="onLoad"/>
        </draw:frame>
        <draw:connector draw:style-name="gr6" draw:text-style-name="P4" draw:layer="layout" svg:x1="5.344cm" svg:y1="5.263cm" svg:x2="5.274cm" svg:y2="6.262cm" draw:start-shape="id23" draw:start-glue-point="2" draw:end-shape="id26" draw:end-glue-point="0" svg:d="M5344 5263v500h-70v499" svg:viewBox="0 0 71 1000">
          <text:p/>
        </draw:connector>
        <draw:connector draw:style-name="gr24" draw:text-style-name="P4" draw:layer="layout" svg:x1="6.861cm" svg:y1="4.896cm" svg:x2="11.249cm" svg:y2="3.015cm" draw:start-shape="id23" draw:start-glue-point="1" draw:end-shape="id3" draw:end-glue-point="3" svg:d="M6861 4896h2195v-1881h2193" svg:viewBox="0 0 4389 1882">
          <text:p text:style-name="P4"><text:span text:style-name="T2">L1</text:span></text:p>
        </draw:connector>
        <presentation:notes draw:style-name="dp2">
          <draw:page-thumbnail draw:style-name="gr25"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presentation:style-name="pr2" draw:layer="layout" svg:width="29.209cm" svg:height="1.34cm" svg:x="2.328cm" svg:y="0.438cm" presentation:class="title" presentation:user-transformed="true">
          <draw:text-box>
            <text:p>Loads</text:p>
          </draw:text-box>
        </draw:frame>
        <draw:frame draw:name="Object 1" draw:style-name="gr26" draw:layer="layout" svg:width="27.743cm" svg:height="14.772cm" svg:x="2.378cm" svg:y="2.64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5"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0">
        <office:forms form:automatic-focus="false" form:apply-design-mode="false"/>
        <draw:custom-shape draw:name="Rectangle 3" draw:style-name="gr27" draw:text-style-name="P16" xml:id="id35" draw:id="id35" draw:layer="layout" svg:width="1.001cm" svg:height="0.964cm" svg:x="13.312cm" svg:y="4.941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16" xml:id="id37" draw:id="id37" draw:layer="layout" svg:width="1.014cm" svg:height="0.964cm" svg:x="14.313cm" svg:y="4.941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6" xml:id="id38" draw:id="id38" draw:layer="layout" svg:width="1.001cm" svg:height="0.964cm" svg:x="15.328cm" svg:y="4.941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16" xml:id="id39" draw:id="id39" draw:layer="layout" svg:width="1.001cm" svg:height="0.964cm" svg:x="16.32cm" svg:y="4.941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29" draw:text-style-name="P17" draw:layer="layout" svg:width="2.945cm" svg:height="2.107cm" svg:x="19.602cm" svg:y="4.226cm">
          <text:p text:style-name="P15"><text:span text:style-name="T6">Panels</text:span></text:p>
          <text:p text:style-name="P15"><text:span text:style-name="T6">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29" draw:text-style-name="P17" draw:layer="layout" svg:width="2.895cm" svg:height="1.548cm" svg:x="20.041cm" svg:y="10.078cm">
          <text:p text:style-name="P15"><text:span text:style-name="T6">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30" draw:text-style-name="P18" draw:layer="layout" svg:width="2.514cm" svg:height="0.631cm" svg:x="21.926cm" svg:y="12.87cm">
          <text:p text:style-name="P15"><text:span text:style-name="T7">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31" draw:text-style-name="P19" draw:layer="layout" svg:width="1.823cm" svg:height="0.633cm" draw:transform="rotate (1.5707963267949) translate (22.549cm 12.85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31" draw:text-style-name="P19" draw:layer="layout" svg:width="1.503cm" svg:height="2.526cm" svg:x="22.916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32" draw:text-style-name="P17"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33" draw:text-style-name="P16" xml:id="id36" draw:id="id36" draw:layer="layout" svg:width="2.895cm" svg:height="1.874cm" svg:x="8.736cm" svg:y="4.73cm">
          <text:p text:style-name="P15"><text:span text:style-name="T6">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29" draw:text-style-name="P17" draw:layer="layout" svg:width="2.539cm" svg:height="0.939cm" svg:x="14.298cm" svg:y="2.915cm">
          <text:p text:style-name="P15"><text:span text:style-name="T6">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34" draw:text-style-name="P16" xml:id="id34" draw:id="id34" draw:layer="layout" svg:width="2.539cm" svg:height="1.777cm" svg:x="9.113cm" svg:y="9.907cm">
          <text:p text:style-name="P15"><text:span text:style-name="T8">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31" draw:text-style-name="P19"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30" draw:text-style-name="P18" draw:layer="layout" svg:width="4.053cm" svg:height="0.583cm" svg:x="13.296cm" svg:y="6.441cm">
          <text:p text:style-name="P15"><text:span text:style-name="T6">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31" draw:text-style-name="P19"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31" draw:text-style-name="P19" draw:layer="layout" svg:width="4.185cm" svg:height="6.129cm" draw:transform="rotate (1.5707963267949) translate (17.033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35" draw:text-style-name="P19"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35" draw:text-style-name="P19"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29" draw:text-style-name="P17" draw:layer="layout" svg:width="2.539cm" svg:height="2.539cm" svg:x="22.786cm" svg:y="6.676cm">
          <text:p text:style-name="P15"><text:span text:style-name="T8">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31" draw:text-style-name="P19" draw:layer="layout" svg:width="0.861cm" svg:height="2.373cm" draw:transform="rotate (-1.5707963267949) translate (24.036cm 9.196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31" draw:text-style-name="P19" draw:layer="layout" svg:width="2.518cm" svg:height="1.491cm" draw:transform="rotate (-1.5707963267949) translate (22.766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36" draw:text-style-name="P20" draw:layer="layout" svg:width="2.514cm" svg:height="0.631cm" svg:x="20.034cm" svg:y="11.5cm">
          <text:p text:style-name="P15"><text:span text:style-name="T7">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35" draw:text-style-name="P19" draw:layer="layout" svg:width="2.822cm" svg:height="7.253cm" draw:transform="rotate (-1.5707963267949) translate (21.272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35" draw:text-style-name="P19"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27" draw:text-style-name="P16" xml:id="id40" draw:id="id40" draw:layer="layout" svg:width="1.001cm" svg:height="0.964cm" svg:x="13.296cm" svg:y="8.262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8" draw:text-style-name="P16" draw:layer="layout" svg:width="1.014cm" svg:height="0.964cm" svg:x="14.298cm" svg:y="8.262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7" draw:text-style-name="P16" draw:layer="layout" svg:width="1.001cm" svg:height="0.964cm" svg:x="15.313cm" svg:y="8.262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7" draw:text-style-name="P16" xml:id="id41" draw:id="id41" draw:layer="layout" svg:width="1.001cm" svg:height="0.964cm" svg:x="16.323cm" svg:y="8.262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32" draw:text-style-name="P17"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32" draw:text-style-name="P17"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32" draw:text-style-name="P17"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32" draw:text-style-name="P17"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32" draw:text-style-name="P17"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32" draw:text-style-name="P17"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32" draw:text-style-name="P17"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32" draw:text-style-name="P17" xml:id="id33" draw:id="id33"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29" draw:text-style-name="P17" draw:layer="layout" svg:width="1.998cm" svg:height="1.998cm" svg:x="9.388cm" svg:y="12.659cm">
          <text:p text:style-name="P15"><text:span text:style-name="T8">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37" draw:text-style-name="P21" draw:layer="layout" svg:width="0.463cm" svg:height="0.771cm" svg:x="12.27cm" svg:y="12.148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31" draw:text-style-name="P19"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31" draw:text-style-name="P19"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38" draw:text-style-name="P19" draw:layer="layout" svg:width="1.175cm" svg:height="0.397cm" draw:transform="rotate (-3.14159265358979) translate (12.27cm 12.932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38" draw:text-style-name="P19"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29" draw:text-style-name="P17" draw:layer="layout" svg:width="3.377cm" svg:height="1.081cm" svg:x="13.344cm" svg:y="13.353cm">
          <text:p text:style-name="P15"><text:span text:style-name="T9">ECU</text:span></text:p>
          <text:p text:style-name="P15"><text:span text:style-name="T9">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39" draw:text-style-name="P19"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32" draw:text-style-name="P17"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39" draw:text-style-name="P19" draw:layer="layout" svg:width="2.879cm" svg:height="8.613cm" draw:transform="rotate (-3.14159265358979) translate (19.602cm 13.8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40" draw:text-style-name="P4" draw:layer="layout" svg:x1="13.215cm" svg:y1="9.003cm" svg:x2="10.382cm" svg:y2="9.907cm" draw:start-shape="id33" draw:start-glue-point="3" draw:end-shape="id34" draw:end-glue-point="0" svg:d="M13215 9003h-2833v904" svg:viewBox="0 0 2834 905">
          <text:p/>
        </draw:connector>
        <draw:connector draw:style-name="gr40" draw:text-style-name="P4" draw:layer="layout" svg:x1="13.812cm" svg:y1="4.941cm" svg:x2="10.183cm" svg:y2="4.73cm" draw:start-shape="id35" draw:start-glue-point="0" draw:end-shape="id36" draw:end-glue-point="0" svg:d="M13812 4941v-729h-3629v518" svg:viewBox="0 0 3630 730">
          <text:p/>
        </draw:connector>
        <draw:connector draw:style-name="gr40" draw:text-style-name="P4" draw:layer="layout" svg:x1="10.183cm" svg:y1="4.73cm" svg:x2="14.82cm" svg:y2="4.941cm" draw:start-shape="id36" draw:start-glue-point="0" draw:end-shape="id37" svg:d="M10183 4730v-518h4637v729" svg:viewBox="0 0 4638 730">
          <text:p/>
        </draw:connector>
        <draw:connector draw:style-name="gr40" draw:text-style-name="P4" draw:layer="layout" svg:x1="10.183cm" svg:y1="4.73cm" svg:x2="15.828cm" svg:y2="4.941cm" draw:start-shape="id36" draw:start-glue-point="0" draw:end-shape="id38" draw:end-glue-point="0" svg:d="M10183 4730v-518h5645v729" svg:viewBox="0 0 5646 730">
          <text:p/>
        </draw:connector>
        <draw:connector draw:style-name="gr40" draw:text-style-name="P4" draw:layer="layout" svg:x1="10.183cm" svg:y1="4.73cm" svg:x2="16.82cm" svg:y2="4.941cm" draw:start-shape="id36" draw:start-glue-point="0" draw:end-shape="id39" svg:d="M10183 4730v-518h6637v729" svg:viewBox="0 0 6638 730">
          <text:p/>
        </draw:connector>
        <draw:connector draw:style-name="gr40" draw:text-style-name="P4" draw:layer="layout" svg:x1="13.812cm" svg:y1="5.905cm" svg:x2="13.796cm" svg:y2="8.262cm" draw:start-shape="id35" draw:start-glue-point="2" draw:end-shape="id40" draw:end-glue-point="0" svg:d="M13812 5905v1179h-16v1178" svg:viewBox="0 0 17 2358">
          <text:p/>
        </draw:connector>
        <draw:connector draw:style-name="gr40" draw:text-style-name="P4" draw:layer="layout" svg:x1="16.82cm" svg:y1="5.905cm" svg:x2="16.823cm" svg:y2="8.262cm" draw:start-shape="id39" draw:start-glue-point="2" draw:end-shape="id41" draw:end-glue-point="0" svg:d="M16820 5905v1179h3v1178" svg:viewBox="0 0 4 2358">
          <text:p/>
        </draw:connector>
        <presentation:notes draw:style-name="dp2">
          <draw:page-thumbnail draw:style-name="gr25" draw:layer="layout" svg:width="13.968cm" svg:height="10.476cm" svg:x="3.81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custom-shape draw:style-name="gr41" draw:text-style-name="P22" draw:layer="layout" svg:width="25.146cm" svg:height="7.366cm" svg:x="5.08cm" svg:y="1.524cm">
          <text:p/>
          <draw:enhanced-geometry svg:viewBox="0 0 21600 21600" draw:type="rectangle" draw:enhanced-path="M 0 0 L 21600 0 21600 21600 0 21600 0 0 Z N"/>
        </draw:custom-shape>
        <draw:frame draw:style-name="standard" xml:id="id43" draw:id="id43" draw:layer="layout" svg:width="6.745cm" svg:height="0.736cm" svg:x="10.108cm" svg:y="4.31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5"/>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34.svm" xlink:type="simple" xlink:show="embed" xlink:actuate="onLoad"/>
        </draw:frame>
        <draw:frame draw:style-name="standard" xml:id="id42" draw:id="id42" draw:layer="layout" svg:width="6.622cm" svg:height="0.734cm" svg:x="10.231cm" svg:y="2.587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35.svm" xlink:type="simple" xlink:show="embed" xlink:actuate="onLoad"/>
        </draw:frame>
        <draw:frame draw:style-name="standard" xml:id="id47" draw:id="id47" draw:layer="layout" svg:width="5.841cm" svg:height="0.734cm" svg:x="5.334cm" svg:y="8.45cm">
          <table:table table:template-name="default" table:use-first-row-styles="true" table:use-banding-rows-styles="true">
            <table:table-column table:style-name="co66"/>
            <table:table-column table:style-name="co67"/>
            <table:table-column table:style-name="co68"/>
            <table:table-row table:style-name="ro2" table:default-cell-style-name="ce2">
              <table:table-cell>
                <text:p><text:span text:style-name="T1">L1</text:span></text:p>
              </table:table-cell>
              <table:table-cell>
                <text:p><text:span text:style-name="T1">N</text:span></text:p>
              </table:table-cell>
              <table:table-cell>
                <text:p><text:span text:style-name="T1">C2 (NO 220v12A)</text:span></text:p>
              </table:table-cell>
            </table:table-row>
          </table:table>
          <draw:image xlink:href="Pictures/TablePreview36.svm" xlink:type="simple" xlink:show="embed" xlink:actuate="onLoad"/>
        </draw:frame>
        <draw:connector draw:style-name="gr6" draw:text-style-name="P3" draw:layer="layout" svg:x1="16.853cm" svg:y1="2.954cm" svg:x2="16.853cm" svg:y2="4.679cm" draw:start-shape="id42" draw:end-shape="id43" svg:d="M16853 2954h502v1725h-502" svg:viewBox="0 0 503 1726">
          <text:p/>
        </draw:connector>
        <draw:connector draw:style-name="gr4" draw:text-style-name="P3" draw:layer="layout" svg:x1="10.108cm" svg:y1="4.679cm" svg:x2="8.236cm" svg:y2="6.413cm" draw:start-shape="id43" draw:start-glue-point="3" draw:end-shape="id44" draw:end-glue-point="0" svg:d="M10108 4679h-1872v1734" svg:viewBox="0 0 1873 1735">
          <text:p/>
        </draw:connector>
        <draw:frame draw:style-name="standard" xml:id="id51" draw:id="id51" draw:layer="layout" svg:width="4.422cm" svg:height="0.734cm" svg:x="10.811cm" svg:y="13.466cm">
          <table:table table:template-name="default" table:use-first-row-styles="true" table:use-banding-rows-styles="true">
            <table:table-column table:style-name="co69"/>
            <table:table-column table:style-name="co70"/>
            <table:table-column table:style-name="co71"/>
            <table:table-row table:style-name="ro2" table:default-cell-style-name="gray3">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7.svm" xlink:type="simple" xlink:show="embed" xlink:actuate="onLoad"/>
        </draw:frame>
        <draw:frame draw:style-name="standard" xml:id="id53" draw:id="id53" draw:layer="layout" svg:width="4.429cm" svg:height="0.734cm" svg:x="10.805cm" svg:y="14.639cm">
          <table:table table:template-name="default" table:use-first-row-styles="true" table:use-banding-rows-styles="true">
            <table:table-column table:style-name="co16"/>
            <table:table-column table:style-name="co17"/>
            <table:table-column table:style-name="co18"/>
            <table:table-row table:style-name="ro2" table:default-cell-style-name="gray3">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38.svm" xlink:type="simple" xlink:show="embed" xlink:actuate="onLoad"/>
        </draw:frame>
        <draw:frame draw:style-name="standard" xml:id="id45" draw:id="id45" draw:layer="layout" svg:width="9.597cm" svg:height="0.734cm" svg:x="17.812cm" svg:y="5.931cm">
          <table:table table:template-name="default" table:use-first-row-styles="true" table:use-banding-rows-styles="true">
            <table:table-column table:style-name="co72"/>
            <table:table-column table:style-name="co73"/>
            <table:table-column table:style-name="co74"/>
            <table:table-column table:style-name="co75"/>
            <table:table-column table:style-name="co74"/>
            <table:table-column table:style-name="co76"/>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3 phase bucatarie</text:span></text:p>
              </table:table-cell>
            </table:table-row>
          </table:table>
          <draw:image xlink:href="Pictures/TablePreview39.svm" xlink:type="simple" xlink:show="embed" xlink:actuate="onLoad"/>
        </draw:frame>
        <draw:connector draw:style-name="gr6" draw:text-style-name="P4" draw:layer="layout" svg:x1="16.853cm" svg:y1="4.679cm" svg:x2="22.61cm" svg:y2="5.931cm" draw:start-shape="id43" draw:start-glue-point="1" draw:end-shape="id45" draw:end-glue-point="0" svg:d="M16853 4679h5757v1252" svg:viewBox="0 0 5758 1253">
          <text:p/>
        </draw:connector>
        <draw:frame draw:style-name="standard" xml:id="id56" draw:id="id56" draw:layer="layout" svg:width="5.858cm" svg:height="0.734cm" svg:x="17.763cm" svg:y="11.296cm">
          <table:table table:template-name="default" table:use-first-row-styles="true" table:use-banding-rows-styles="true">
            <table:table-column table:style-name="co77"/>
            <table:table-column table:style-name="co78"/>
            <table:table-column table:style-name="co79"/>
            <table:table-row table:style-name="ro2" table:default-cell-style-name="gray3">
              <table:table-cell>
                <text:p><text:span text:style-name="T1">L1</text:span></text:p>
              </table:table-cell>
              <table:table-cell>
                <text:p><text:span text:style-name="T1">N</text:span></text:p>
              </table:table-cell>
              <table:table-cell>
                <text:p><text:span text:style-name="T1">lights parter (2P)</text:span></text:p>
              </table:table-cell>
            </table:table-row>
          </table:table>
          <draw:image xlink:href="Pictures/TablePreview40.svm" xlink:type="simple" xlink:show="embed" xlink:actuate="onLoad"/>
        </draw:frame>
        <draw:frame draw:style-name="standard" xml:id="id46" draw:id="id46" draw:layer="layout" svg:width="6.103cm" svg:height="0.737cm" svg:x="17.772cm" svg:y="7.733cm">
          <table:table table:template-name="default" table:use-first-row-styles="true" table:use-banding-rows-styles="true">
            <table:table-column table:style-name="co80"/>
            <table:table-column table:style-name="co81"/>
            <table:table-column table:style-name="co82"/>
            <table:table-row table:style-name="ro4" table:default-cell-style-name="gray3">
              <table:table-cell>
                <text:p><text:span text:style-name="T1">L1</text:span></text:p>
              </table:table-cell>
              <table:table-cell>
                <text:p><text:span text:style-name="T1">N</text:span></text:p>
              </table:table-cell>
              <table:table-cell>
                <text:p><text:span text:style-name="T1">sockets parter (2P)</text:span></text:p>
              </table:table-cell>
            </table:table-row>
          </table:table>
          <draw:image xlink:href="Pictures/TablePreview41.svm" xlink:type="simple" xlink:show="embed" xlink:actuate="onLoad"/>
        </draw:frame>
        <draw:connector draw:style-name="gr6" draw:text-style-name="P4" draw:layer="layout" svg:x1="13.48cm" svg:y1="5.047cm" svg:x2="17.772cm" svg:y2="8.101cm" draw:start-shape="id43" draw:end-shape="id46" draw:end-glue-point="3" svg:d="M13480 5047v3054h4292" svg:viewBox="0 0 4293 3055">
          <text:p/>
        </draw:connector>
        <draw:connector draw:style-name="gr4" draw:text-style-name="P4" draw:layer="layout" svg:x1="8.254cm" svg:y1="9.184cm" svg:x2="13.053cm" svg:y2="10.591cm" draw:start-shape="id47" draw:start-glue-point="2" draw:end-shape="id48" draw:end-glue-point="0" svg:d="M8254 9184v704h4799v703" svg:viewBox="0 0 4800 1408">
          <text:p/>
        </draw:connector>
        <draw:frame draw:style-name="standard" xml:id="id49" draw:id="id49" draw:layer="layout" svg:width="5.075cm" svg:height="0.737cm" svg:x="17.784cm" svg:y="9.217cm">
          <table:table table:template-name="default" table:use-first-row-styles="true" table:use-banding-rows-styles="true">
            <table:table-column table:style-name="co29"/>
            <table:table-column table:style-name="co30"/>
            <table:table-column table:style-name="co83"/>
            <table:table-row table:style-name="ro4" table:default-cell-style-name="gray3">
              <table:table-cell>
                <text:p><text:span text:style-name="T1">L1</text:span></text:p>
              </table:table-cell>
              <table:table-cell>
                <text:p><text:span text:style-name="T1">N</text:span></text:p>
              </table:table-cell>
              <table:table-cell>
                <text:p><text:span text:style-name="T1">etaj (2P)</text:span></text:p>
              </table:table-cell>
            </table:table-row>
          </table:table>
          <draw:image xlink:href="Pictures/TablePreview42.svm" xlink:type="simple" xlink:show="embed" xlink:actuate="onLoad"/>
        </draw:frame>
        <draw:frame draw:style-name="standard" xml:id="id50" draw:id="id50" draw:layer="layout" svg:width="5.049cm" svg:height="0.737cm" svg:x="17.784cm" svg:y="10.223cm">
          <table:table table:template-name="default" table:use-first-row-styles="true" table:use-banding-rows-styles="true">
            <table:table-column table:style-name="co32"/>
            <table:table-column table:style-name="co30"/>
            <table:table-column table:style-name="co83"/>
            <table:table-row table:style-name="ro4" table:default-cell-style-name="gray3">
              <table:table-cell>
                <text:p><text:span text:style-name="T1">L1</text:span></text:p>
              </table:table-cell>
              <table:table-cell>
                <text:p><text:span text:style-name="T1">N</text:span></text:p>
              </table:table-cell>
              <table:table-cell>
                <text:p><text:span text:style-name="T1">pod (2P)</text:span></text:p>
              </table:table-cell>
            </table:table-row>
          </table:table>
          <draw:image xlink:href="Pictures/TablePreview43.svm" xlink:type="simple" xlink:show="embed" xlink:actuate="onLoad"/>
        </draw:frame>
        <draw:connector draw:style-name="gr42" draw:text-style-name="P4" draw:layer="layout" svg:x1="15.269cm" svg:y1="10.959cm" svg:x2="17.784cm" svg:y2="9.585cm" draw:start-shape="id48" draw:end-shape="id49" draw:end-glue-point="3" svg:d="M15269 10959h1258v-1374h1257" svg:viewBox="0 0 2516 1375">
          <text:p/>
        </draw:connector>
        <draw:connector draw:style-name="gr7" draw:text-style-name="P4" draw:layer="layout" svg:x1="15.269cm" svg:y1="10.959cm" svg:x2="17.784cm" svg:y2="10.591cm" draw:start-shape="id48" draw:start-glue-point="1" draw:end-shape="id50" draw:end-glue-point="3" svg:d="M15269 10959h1258v-368h1257" svg:viewBox="0 0 2516 369">
          <text:p/>
        </draw:connector>
        <draw:frame draw:style-name="standard" xml:id="id52" draw:id="id52" draw:layer="layout" svg:width="5.065cm" svg:height="0.739cm" svg:x="17.794cm" svg:y="14.347cm">
          <table:table table:template-name="default" table:use-first-row-styles="true" table:use-banding-rows-styles="true">
            <table:table-column table:style-name="co84"/>
            <table:table-column table:style-name="co85"/>
            <table:table-column table:style-name="co8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44.svm" xlink:type="simple" xlink:show="embed" xlink:actuate="onLoad"/>
        </draw:frame>
        <draw:connector draw:style-name="gr8" draw:text-style-name="P4" draw:layer="layout" svg:x1="15.233cm" svg:y1="13.833cm" svg:x2="17.794cm" svg:y2="14.716cm" draw:start-shape="id51" draw:start-glue-point="1" draw:end-shape="id52" draw:end-glue-point="3" svg:d="M15233 13833h1281v883h1280" svg:viewBox="0 0 2562 884">
          <text:p/>
        </draw:connector>
        <draw:connector draw:style-name="gr9" draw:text-style-name="P4" draw:layer="layout" svg:x1="10.805cm" svg:y1="15.006cm" svg:x2="10.838cm" svg:y2="10.959cm" draw:start-shape="id53" draw:start-glue-point="3" draw:end-shape="id48" draw:end-glue-point="3" svg:d="M10805 15006h-501v-4047h534" svg:viewBox="0 0 535 4048">
          <text:p/>
        </draw:connector>
        <draw:frame draw:style-name="standard" xml:id="id55" draw:id="id55" draw:layer="layout" svg:width="6.094cm" svg:height="0.734cm" svg:x="2.794cm" svg:y="13.077cm">
          <table:table table:template-name="default" table:use-first-row-styles="true" table:use-banding-rows-styles="true">
            <table:table-column table:style-name="co37"/>
            <table:table-column table:style-name="co8"/>
            <table:table-column table:style-name="co68"/>
            <table:table-row table:style-name="ro2" table:default-cell-style-name="ce2">
              <table:table-cell>
                <text:p><text:span text:style-name="T1">L1</text:span></text:p>
              </table:table-cell>
              <table:table-cell>
                <text:p><text:span text:style-name="T1">N</text:span></text:p>
              </table:table-cell>
              <table:table-cell>
                <text:p><text:span text:style-name="T1">C4 (NO 220v 9A)</text:span></text:p>
              </table:table-cell>
            </table:table-row>
          </table:table>
          <draw:image xlink:href="Pictures/TablePreview45.svm" xlink:type="simple" xlink:show="embed" xlink:actuate="onLoad"/>
        </draw:frame>
        <draw:connector draw:style-name="gr43" draw:text-style-name="P4" draw:layer="layout" svg:x1="7.19cm" svg:y1="14.423cm" svg:x2="5.841cm" svg:y2="13.811cm" draw:start-shape="id54" draw:start-glue-point="0" draw:end-shape="id55" draw:end-glue-point="2" svg:d="M7190 14423v-305h-1349v-307" svg:viewBox="0 0 1350 613">
          <text:p/>
        </draw:connector>
        <draw:connector draw:style-name="gr8" draw:text-style-name="P4" draw:layer="layout" svg:x1="5.841cm" svg:y1="13.077cm" svg:x2="10.838cm" svg:y2="10.959cm" draw:start-shape="id55" draw:start-glue-point="0" draw:end-shape="id48" draw:end-glue-point="3" svg:d="M5841 13077v-2118h4997" svg:viewBox="0 0 4998 2119">
          <text:p/>
        </draw:connector>
        <draw:frame draw:style-name="standard" xml:id="id48" draw:id="id48" draw:layer="layout" svg:width="4.431cm" svg:height="0.736cm" svg:x="10.838cm" svg:y="10.591cm">
          <table:table table:template-name="default" table:use-first-row-styles="true" table:use-banding-rows-styles="true">
            <table:table-column table:style-name="co16"/>
            <table:table-column table:style-name="co17"/>
            <table:table-column table:style-name="co87"/>
            <table:table-row table:style-name="ro1" table:default-cell-style-name="gray3">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46.svm" xlink:type="simple" xlink:show="embed" xlink:actuate="onLoad"/>
        </draw:frame>
        <draw:connector draw:style-name="gr44" draw:text-style-name="P4" draw:layer="layout" svg:x1="15.269cm" svg:y1="10.959cm" svg:x2="17.763cm" svg:y2="11.663cm" draw:start-shape="id48" draw:start-glue-point="1" draw:end-shape="id56" draw:end-glue-point="3" svg:d="M15269 10959h1248v704h1246" svg:viewBox="0 0 2495 705">
          <text:p/>
        </draw:connector>
        <draw:frame draw:style-name="standard" xml:id="id57" draw:id="id57" draw:layer="layout" svg:width="5.929cm" svg:height="0.736cm" svg:x="10.834cm" svg:y="12.009cm">
          <table:table table:template-name="default" table:use-first-row-styles="true" table:use-banding-rows-styles="true">
            <table:table-column table:style-name="co39"/>
            <table:table-column table:style-name="co42"/>
            <table:table-column table:style-name="co88"/>
            <table:table-row table:style-name="ro1" table:default-cell-style-name="ce2">
              <table:table-cell>
                <text:p><text:span text:style-name="T1">L1</text:span></text:p>
              </table:table-cell>
              <table:table-cell>
                <text:p><text:span text:style-name="T1">N</text:span></text:p>
              </table:table-cell>
              <table:table-cell>
                <text:p><text:span text:style-name="T1">C3 (NO 220v12A)</text:span></text:p>
              </table:table-cell>
            </table:table-row>
          </table:table>
          <draw:image xlink:href="Pictures/TablePreview47.svm" xlink:type="simple" xlink:show="embed" xlink:actuate="onLoad"/>
        </draw:frame>
        <draw:connector draw:style-name="gr4" draw:text-style-name="P4" draw:layer="layout" svg:x1="13.053cm" svg:y1="11.327cm" svg:x2="13.798cm" svg:y2="12.009cm" draw:start-shape="id48" draw:start-glue-point="2" draw:end-shape="id57" draw:end-glue-point="0" svg:d="M13053 11327v342h745v340" svg:viewBox="0 0 746 683">
          <text:p/>
        </draw:connector>
        <draw:connector draw:style-name="gr4" draw:text-style-name="P4" draw:layer="layout" svg:x1="13.798cm" svg:y1="12.745cm" svg:x2="13.022cm" svg:y2="13.466cm" draw:start-shape="id57" draw:start-glue-point="2" draw:end-shape="id51" draw:end-glue-point="0" svg:d="M13798 12745v361h-776v360" svg:viewBox="0 0 777 722">
          <text:p/>
        </draw:connector>
        <draw:connector draw:style-name="gr8" draw:text-style-name="P4" draw:layer="layout" svg:x1="10.811cm" svg:y1="13.833cm" svg:x2="8.888cm" svg:y2="13.444cm" draw:start-shape="id51" draw:start-glue-point="3" draw:end-shape="id55" draw:end-glue-point="1" svg:d="M10811 13833h-961v-389h-962" svg:viewBox="0 0 1924 390">
          <text:p/>
        </draw:connector>
        <draw:connector draw:style-name="gr45" draw:text-style-name="P7" draw:layer="layout" svg:x1="5.298cm" svg:y1="6.781cm" svg:x2="10.834cm" svg:y2="12.377cm" draw:start-shape="id44" draw:start-glue-point="3" draw:end-shape="id57" draw:end-glue-point="3" svg:d="M5298 6781h-501v5596h6037" svg:viewBox="0 0 6038 5597">
          <text:p/>
        </draw:connector>
        <draw:frame draw:style-name="standard" xml:id="id44" draw:id="id44" draw:layer="layout" svg:width="5.877cm" svg:height="0.736cm" svg:x="5.298cm" svg:y="6.413cm">
          <table:table table:template-name="default" table:use-first-row-styles="true" table:use-banding-rows-styles="true">
            <table:table-column table:style-name="co66"/>
            <table:table-column table:style-name="co89"/>
            <table:table-column table:style-name="co90"/>
            <table:table-row table:style-name="ro1" table:default-cell-style-name="ce9">
              <table:table-cell>
                <text:p><text:span text:style-name="T1">L1</text:span></text:p>
              </table:table-cell>
              <table:table-cell>
                <text:p><text:span text:style-name="T1">N</text:span></text:p>
              </table:table-cell>
              <table:table-cell>
                <text:p><text:span text:style-name="T1">C1 (NC 5-12v10A)</text:span></text:p>
              </table:table-cell>
            </table:table-row>
          </table:table>
          <draw:image xlink:href="Pictures/TablePreview48.svm" xlink:type="simple" xlink:show="embed" xlink:actuate="onLoad"/>
        </draw:frame>
        <draw:connector draw:style-name="gr46" draw:text-style-name="P7" draw:layer="layout" svg:x1="8.236cm" svg:y1="7.149cm" svg:x2="8.254cm" svg:y2="8.45cm" draw:start-shape="id44" draw:start-glue-point="2" draw:end-shape="id47" draw:end-glue-point="0" svg:d="M8236 7149v651h18v650" svg:viewBox="0 0 19 1302">
          <text:p/>
        </draw:connector>
        <draw:connector draw:style-name="gr43" draw:text-style-name="P4" draw:layer="layout" svg:x1="2.902cm" svg:y1="3.875cm" svg:x2="8.236cm" svg:y2="6.413cm" draw:start-shape="id58" draw:end-shape="id44" draw:end-glue-point="0" svg:d="M2902 3875v1270h5334v1268" svg:viewBox="0 0 5335 2539">
          <text:p/>
        </draw:connector>
        <draw:frame draw:style-name="standard" xml:id="id58" draw:id="id58" draw:layer="layout" svg:width="3.337cm" svg:height="0.734cm" svg:x="1.234cm" svg:y="3.141cm">
          <table:table table:template-name="default" table:use-first-row-styles="true" table:use-banding-rows-styles="true">
            <table:table-column table:style-name="co22"/>
            <table:table-column table:style-name="co44"/>
            <table:table-column table:style-name="co45"/>
            <table:table-row table:style-name="ro2" table:default-cell-style-name="gray3">
              <table:table-cell/>
              <table:table-cell/>
              <table:table-cell>
                <text:p><text:span text:style-name="T1">CPU</text:span></text:p>
              </table:table-cell>
            </table:table-row>
          </table:table>
          <draw:image xlink:href="Pictures/TablePreview49.svm" xlink:type="simple" xlink:show="embed" xlink:actuate="onLoad"/>
        </draw:frame>
        <draw:frame draw:style-name="standard" xml:id="id54" draw:id="id54" draw:layer="layout" svg:width="3.337cm" svg:height="0.734cm" svg:x="5.522cm" svg:y="14.423cm">
          <table:table table:template-name="default" table:use-first-row-styles="true" table:use-banding-rows-styles="true">
            <table:table-column table:style-name="co91"/>
            <table:table-column table:style-name="co45"/>
            <table:table-row table:style-name="ro2" table:default-cell-style-name="gray3">
              <table:table-cell>
                <text:p><text:span text:style-name="T1">NC</text:span></text:p>
              </table:table-cell>
              <table:table-cell>
                <text:p><text:span text:style-name="T1">relay</text:span></text:p>
              </table:table-cell>
            </table:table-row>
          </table:table>
          <draw:image xlink:href="Pictures/TablePreview50.svm" xlink:type="simple" xlink:show="embed" xlink:actuate="onLoad"/>
        </draw:frame>
        <draw:connector draw:style-name="gr8" draw:text-style-name="P4" draw:layer="layout" svg:x1="10.811cm" svg:y1="13.833cm" svg:x2="8.859cm" svg:y2="14.79cm" draw:start-shape="id51" draw:start-glue-point="3" draw:end-shape="id54" draw:end-glue-point="1" svg:d="M10811 13833h-975v957h-977" svg:viewBox="0 0 1953 958">
          <text:p/>
        </draw:connector>
        <draw:frame draw:style-name="standard" xml:id="id59" draw:id="id59" draw:layer="layout" svg:width="8.374cm" svg:height="0.734cm" svg:x="23.497cm" svg:y="9.201cm">
          <table:table table:template-name="default" table:use-first-row-styles="true" table:use-banding-rows-styles="true">
            <table:table-column table:style-name="co19"/>
            <table:table-column table:style-name="co20"/>
            <table:table-column table:style-name="co34"/>
            <table:table-column table:style-name="co92"/>
            <table:table-column table:style-name="co34"/>
            <table:table-column table:style-name="co93"/>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3 phase beci</text:span></text:p>
              </table:table-cell>
            </table:table-row>
          </table:table>
          <draw:image xlink:href="Pictures/TablePreview51.svm" xlink:type="simple" xlink:show="embed" xlink:actuate="onLoad"/>
        </draw:frame>
        <draw:connector draw:style-name="gr6" draw:text-style-name="P3" draw:layer="layout" svg:x1="16.853cm" svg:y1="4.679cm" svg:x2="31.871cm" svg:y2="9.568cm" draw:start-shape="id43" draw:start-glue-point="1" draw:end-shape="id59" draw:end-glue-point="1" svg:d="M16853 4679h15520v4889h-502" svg:viewBox="0 0 15521 4890">
          <text:p/>
        </draw:connector>
        <presentation:notes draw:style-name="dp2">
          <draw:page-thumbnail draw:style-name="gr25" draw:layer="layout" svg:width="18.624cm" svg:height="10.476cm" svg:x="1.482cm" svg:y="2.123cm" draw:page-number="4" presentation:class="page"/>
          <draw:frame presentation:style-name="pr1" draw:text-style-name="P13"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custom-shape draw:name="Donut 3" draw:style-name="gr47" draw:text-style-name="P17" draw:layer="layout" svg:width="0.652cm" svg:height="0.652cm" svg:x="7.363cm" svg:y="2.981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4" draw:style-name="gr47" draw:text-style-name="P17" draw:layer="layout" svg:width="0.652cm" svg:height="0.652cm" svg:x="8.382cm" svg:y="2.99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 draw:style-name="gr47" draw:text-style-name="P17" draw:layer="layout" svg:width="0.652cm" svg:height="0.652cm" svg:x="10.696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6" draw:style-name="gr47" draw:text-style-name="P17" draw:layer="layout" svg:width="0.652cm" svg:height="0.652cm" svg:x="11.627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7" draw:style-name="gr47" draw:text-style-name="P17" draw:layer="layout" svg:width="0.652cm" svg:height="0.652cm" svg:x="12.425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an 13" draw:style-name="gr48" draw:text-style-name="P23" draw:layer="layout" svg:width="0.515cm" svg:height="3.377cm" svg:x="5.368cm" svg:y="8.307cm">
          <text:p text:style-name="P15"><text:span text:style-name="T10">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48" draw:text-style-name="P16" draw:layer="layout" svg:width="0.515cm" svg:height="3.377cm" svg:x="6.096cm" svg:y="8.307cm">
          <text:p text:style-name="P15"><text:span text:style-name="T6">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48" draw:text-style-name="P16" draw:layer="layout" svg:width="0.515cm" svg:height="3.377cm" svg:x="6.851cm" svg:y="8.307cm">
          <text:p text:style-name="P15"><text:span text:style-name="T6">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6" draw:style-name="gr49" draw:text-style-name="P16" draw:layer="layout" svg:width="0.91cm" svg:height="3.377cm" svg:x="13.462cm" svg:y="6.604cm">
          <text:p text:style-name="P15"><text:span text:style-name="T10">CUP</text:span></text:p>
          <text:p text:style-name="P15"><text:span text:style-name="T10">TO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7" draw:style-name="gr49" draw:text-style-name="P16" draw:layer="layout" svg:width="0.91cm" svg:height="3.377cm" svg:x="14.732cm" svg:y="6.604cm">
          <text:p text:style-name="P15"><text:span text:style-name="T9">B</text:span></text:p>
          <text:p text:style-name="P15"><text:span text:style-name="T9">E</text:span></text:p>
          <text:p text:style-name="P15"><text:span text:style-name="T9">C</text:span></text:p>
          <text:p text:style-name="P15"><text:span text:style-name="T9">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27" draw:style-name="gr50" draw:text-style-name="P25" draw:layer="layout" svg:width="6.416cm" svg:height="1.013cm" svg:x="7.046cm" svg:y="1.81cm">
          <text:p text:style-name="P24"><text:span text:style-name="T11">G <text:s text:c="2"/>N <text:s text:c="14"/>L1 <text:s/>L2 <text:s/>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nut 44" draw:style-name="gr47" draw:text-style-name="P17" draw:layer="layout" svg:width="0.652cm" svg:height="0.652cm" svg:x="11.849cm" svg:y="5.31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8" draw:style-name="gr47" draw:text-style-name="P17" draw:layer="layout" svg:width="0.652cm" svg:height="0.652cm" svg:x="7.465cm" svg:y="4.553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quot;No&quot; Symbol 74" draw:style-name="gr51" draw:text-style-name="P17" draw:layer="layout" svg:width="0.66cm" svg:height="0.66cm" svg:x="7.434cm" svg:y="5.532cm">
          <text:p/>
          <draw:enhanced-geometry draw:mirror-horizontal="false" draw:mirror-vertical="tru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Can 88" draw:style-name="gr48" draw:text-style-name="P16" draw:layer="layout" svg:width="0.515cm" svg:height="3.377cm" svg:x="12.446cm" svg:y="6.604cm">
          <text:p text:style-name="P15"><text:span text:style-name="T6">BEC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3" draw:style-name="gr52" draw:text-style-name="P23" draw:layer="layout" svg:width="0.254cm" svg:height="3.377cm" svg:x="7.914cm" svg:y="8.307cm">
          <text:p text:style-name="P15"><text:span text:style-name="T10">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53" draw:text-style-name="P23" draw:layer="layout" svg:width="0.214cm" svg:height="3.377cm" svg:x="8.462cm" svg:y="8.307cm">
          <text:p text:style-name="P15"><text:span text:style-name="T10">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54" draw:text-style-name="P23" draw:layer="layout" svg:width="0.173cm" svg:height="3.377cm" svg:x="9.011cm" svg:y="8.307cm">
          <text:p text:style-name="P15"><text:span text:style-name="T10">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standard" xml:id="id60" draw:id="id60" draw:layer="layout" svg:width="2.743cm" svg:height="2.204cm" svg:x="20.629cm" svg:y="9.268cm">
          <table:table table:template-name="default" table:use-first-row-styles="true" table:use-banding-rows-styles="true">
            <table:table-column table:style-name="co46"/>
            <table:table-column table:style-name="co47"/>
            <table:table-row table:style-name="ro2" table:default-cell-style-name="ce10">
              <table:table-cell>
                <text:p><text:span text:style-name="T4">Cl</text:span></text:p>
              </table:table-cell>
              <table:table-cell>
                <text:p><text:span text:style-name="T4">Cn</text:span></text:p>
              </table:table-cell>
            </table:table-row>
            <table:table-row table:style-name="ro2" table:default-cell-style-name="ce10">
              <table:table-cell>
                <text:p><text:span text:style-name="T4">Lin</text:span></text:p>
              </table:table-cell>
              <table:table-cell>
                <text:p><text:span text:style-name="T4">Lout</text:span></text:p>
              </table:table-cell>
            </table:table-row>
            <table:table-row table:style-name="ro2" table:default-cell-style-name="ce10">
              <table:table-cell>
                <text:p><text:span text:style-name="T4">N</text:span></text:p>
              </table:table-cell>
              <table:table-cell>
                <text:p><text:span text:style-name="T4">[nc]</text:span></text:p>
              </table:table-cell>
            </table:table-row>
          </table:table>
          <draw:image xlink:href="Pictures/TablePreview52.svm" xlink:type="simple" xlink:show="embed" xlink:actuate="onLoad"/>
        </draw:frame>
        <draw:frame draw:style-name="standard" xml:id="id61" draw:id="id61" draw:layer="layout" svg:width="5.841cm" svg:height="0.734cm" svg:x="20.796cm" svg:y="12.741cm">
          <table:table table:template-name="default" table:use-first-row-styles="true" table:use-banding-rows-styles="true">
            <table:table-column table:style-name="co66"/>
            <table:table-column table:style-name="co67"/>
            <table:table-column table:style-name="co68"/>
            <table:table-row table:style-name="ro2" table:default-cell-style-name="ce2">
              <table:table-cell>
                <text:p><text:span text:style-name="T12">L1</text:span></text:p>
              </table:table-cell>
              <table:table-cell>
                <text:p><text:span text:style-name="T12">N</text:span></text:p>
              </table:table-cell>
              <table:table-cell>
                <text:p><text:span text:style-name="T12">NO</text:span></text:p>
              </table:table-cell>
            </table:table-row>
          </table:table>
          <draw:image xlink:href="Pictures/TablePreview53.svm" xlink:type="simple" xlink:show="embed" xlink:actuate="onLoad"/>
        </draw:frame>
        <draw:connector draw:style-name="gr55" draw:text-style-name="P26" draw:layer="layout" svg:x1="21.257cm" svg:y1="7.62cm" svg:x2="22cm" svg:y2="9.268cm" draw:end-shape="id60" svg:d="M21257 7620v574h743v1074" svg:viewBox="0 0 744 1649">
          <text:p text:style-name="P4"><text:span text:style-name="T13">5v</text:span></text:p>
        </draw:connector>
        <draw:connector draw:style-name="gr55" draw:text-style-name="P26" draw:layer="layout" svg:x1="18.018cm" svg:y1="10.557cm" svg:x2="20.629cm" svg:y2="10.37cm" draw:end-shape="id60" svg:d="M18018 10557h1055v-187h1556" svg:viewBox="0 0 2612 188">
          <text:p text:style-name="P4"><text:span text:style-name="T13">220V</text:span></text:p>
        </draw:connector>
        <draw:connector draw:style-name="gr55" draw:text-style-name="P27" draw:layer="layout" svg:x1="23.372cm" svg:y1="10.37cm" svg:x2="26.637cm" svg:y2="13.108cm" draw:start-shape="id60" draw:start-glue-point="1" draw:end-shape="id61" svg:d="M23372 10370h3767v2738h-502" svg:viewBox="0 0 3768 2739">
          <text:p text:style-name="P5"><text:span text:style-name="T13">C L 220V</text:span></text:p>
        </draw:connector>
        <draw:connector draw:style-name="gr55" draw:text-style-name="P26" draw:layer="layout" svg:x1="23.716cm" svg:y1="13.475cm" svg:x2="23.585cm" svg:y2="14.314cm" draw:start-shape="id61" draw:start-glue-point="2" svg:d="M23716 13475v671h-131v168" svg:viewBox="0 0 132 840">
          <text:p text:style-name="P4"><text:span text:style-name="T13">220V</text:span></text:p>
        </draw:connector>
        <draw:connector draw:style-name="gr55" draw:text-style-name="P26" draw:layer="layout" svg:x1="18.796cm" svg:y1="11.668cm" svg:x2="20.796cm" svg:y2="13.108cm" draw:end-shape="id61" svg:d="M18796 11668h750v1440h1250" svg:viewBox="0 0 2001 1441">
          <text:p text:style-name="P4"><text:span text:style-name="T13">220V</text:span></text:p>
        </draw:connector>
        <draw:connector draw:style-name="gr55" draw:text-style-name="P26" draw:layer="layout" svg:x1="22cm" svg:y1="11.472cm" svg:x2="23.716cm" svg:y2="12.741cm" draw:start-shape="id60" draw:start-glue-point="2" draw:end-shape="id61" draw:end-glue-point="0" svg:d="M22000 11472v635h1716v634" svg:viewBox="0 0 1717 1270">
          <text:p text:style-name="P4"><text:span text:style-name="T13">C N 220V</text:span></text:p>
        </draw:connector>
        <presentation:notes draw:style-name="dp2">
          <draw:page-thumbnail draw:style-name="gr25" draw:layer="layout" svg:width="13.968cm" svg:height="10.476cm" svg:x="3.81cm" svg:y="2.123cm" draw:page-number="5"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10-22">10/22/17</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10-22">10/22/17</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59</meta:editing-cycles>
    <meta:creation-date>2017-10-12T12:23:30</meta:creation-date>
    <dc:date>2017-10-22T13:28:21.147000000</dc:date>
    <meta:editing-duration>P2DT18H9M27S</meta:editing-duration>
    <meta:generator>LibreOffice/5.4.2.2$Windows_x86 LibreOffice_project/22b09f6418e8c2d508a9eaf86b2399209b0990f4</meta:generator>
    <meta:document-statistic meta:object-count="24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mm"/>
    </style:style>
    <style:style style:name="co2" style:family="table-column">
      <style:table-column-properties fo:break-before="auto" style:column-width="22.58mm"/>
    </style:style>
    <style:style style:name="co3" style:family="table-column">
      <style:table-column-properties fo:break-before="auto" style:column-width="37.9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table:number-columns-repeated="3"/>
          <table:table-cell office:value-type="string" calcext:value-type="string">
            <text:p>L1</text:p>
          </table:table-cell>
          <table:table-cell office:value-type="string" calcext:value-type="string">
            <text:p>L2</text:p>
          </table:table-cell>
          <table:table-cell office:value-type="string" calcext:value-type="string">
            <text:p>L3</text:p>
          </table:table-cell>
          <table:table-cell office:value-type="string" calcext:value-type="string">
            <text:p>Circuit</text:p>
          </table:table-cell>
        </table:table-row>
        <table:table-row table:style-name="ro1">
          <table:table-cell table:number-columns-repeated="3"/>
          <table:table-cell table:formula="of:=SUM([.D3:.D30])" office:value-type="float" office:value="470" calcext:value-type="float">
            <text:p>470</text:p>
          </table:table-cell>
          <table:table-cell table:formula="of:=SUM([.E3:.E30])" office:value-type="float" office:value="0" calcext:value-type="float">
            <text:p>0</text:p>
          </table:table-cell>
          <table:table-cell table:formula="of:=SUM([.F3:.F30])" office:value-type="float" office:value="0" calcext:value-type="float">
            <text:p>0</text:p>
          </table:table-cell>
          <table:table-cell/>
        </table:table-row>
        <table:table-row table:style-name="ro1">
          <table:table-cell office:value-type="string" calcext:value-type="string">
            <text:p>Parter</text:p>
          </table:table-cell>
          <table:table-cell office:value-type="string" calcext:value-type="string">
            <text:p>TV</text:p>
          </table:table-cell>
          <table:table-cell office:value-type="string" calcext:value-type="string">
            <text:p>LG</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Owen</text:p>
          </table:table-cell>
          <table:table-cell office:value-type="string" calcext:value-type="string">
            <text:p>Whirlpool</text:p>
          </table:table-cell>
          <table:table-cell table:number-columns-repeated="4"/>
        </table:table-row>
        <table:table-row table:style-name="ro1">
          <table:table-cell/>
          <table:table-cell office:value-type="string" calcext:value-type="string">
            <text:p>Fridge</text:p>
          </table:table-cell>
          <table:table-cell table:number-columns-repeated="5"/>
        </table:table-row>
        <table:table-row table:style-name="ro1">
          <table:table-cell/>
          <table:table-cell office:value-type="string" calcext:value-type="string">
            <text:p>Micro owen</text:p>
          </table:table-cell>
          <table:table-cell table:number-columns-repeated="5"/>
        </table:table-row>
        <table:table-row table:style-name="ro1">
          <table:table-cell/>
          <table:table-cell office:value-type="string" calcext:value-type="string">
            <text:p>Induction</text:p>
          </table:table-cell>
          <table:table-cell table:number-columns-repeated="5"/>
        </table:table-row>
        <table:table-row table:style-name="ro1">
          <table:table-cell/>
          <table:table-cell office:value-type="string" calcext:value-type="string">
            <text:p>Dish washer</text:p>
          </table:table-cell>
          <table:table-cell table:number-columns-repeated="5"/>
        </table:table-row>
        <table:table-row table:style-name="ro1">
          <table:table-cell/>
          <table:table-cell office:value-type="string" calcext:value-type="string">
            <text:p>Coffee maker</text:p>
          </table:table-cell>
          <table:table-cell table:number-columns-repeated="5"/>
        </table:table-row>
        <table:table-row table:style-name="ro1">
          <table:table-cell/>
          <table:table-cell office:value-type="string" calcext:value-type="string">
            <text:p>Bread maker</text:p>
          </table:table-cell>
          <table:table-cell table:number-columns-repeated="5"/>
        </table:table-row>
        <table:table-row table:style-name="ro1">
          <table:table-cell/>
          <table:table-cell office:value-type="string" calcext:value-type="string">
            <text:p>Hota</text:p>
          </table:table-cell>
          <table:table-cell table:number-columns-repeated="5"/>
        </table:table-row>
        <table:table-row table:style-name="ro1">
          <table:table-cell/>
          <table:table-cell office:value-type="string" calcext:value-type="string">
            <text:p>Blender</text:p>
          </table:table-cell>
          <table:table-cell table:number-columns-repeated="5"/>
        </table:table-row>
        <table:table-row table:style-name="ro1">
          <table:table-cell/>
          <table:table-cell office:value-type="string" calcext:value-type="string">
            <text:p>Lights</text:p>
          </table:table-cell>
          <table:table-cell office:value-type="string" calcext:value-type="string">
            <text:p>living</text:p>
          </table:table-cell>
          <table:table-cell office:value-type="float" office:value="40" calcext:value-type="float">
            <text:p>40</text:p>
          </table:table-cell>
          <table:table-cell table:number-columns-repeated="3"/>
        </table:table-row>
        <table:table-row table:style-name="ro1">
          <table:table-cell table:number-columns-repeated="2"/>
          <table:table-cell office:value-type="string" calcext:value-type="string">
            <text:p>bucatarie</text:p>
          </table:table-cell>
          <table:table-cell office:value-type="float" office:value="30" calcext:value-type="float">
            <text:p>30</text:p>
          </table:table-cell>
          <table:table-cell table:number-columns-repeated="3"/>
        </table:table-row>
        <table:table-row table:style-name="ro1">
          <table:table-cell table:number-columns-repeated="7"/>
        </table:table-row>
        <table:table-row table:style-name="ro1">
          <table:table-cell office:value-type="string" calcext:value-type="string">
            <text:p>Rack</text:p>
          </table:table-cell>
          <table:table-cell office:value-type="string" calcext:value-type="string">
            <text:p>IT</text:p>
          </table:table-cell>
          <table:table-cell office:value-type="string" calcext:value-type="string">
            <text:p>ups load</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Amp</text:p>
          </table:table-cell>
          <table:table-cell office:value-type="string" calcext:value-type="string">
            <text:p>Yamaha RXV170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Sony str dg 72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Denon avr 2105</text:p>
          </table:table-cell>
          <table:table-cell table:number-columns-repeated="4"/>
        </table:table-row>
        <table:table-row table:style-name="ro1">
          <table:table-cell/>
          <table:table-cell office:value-type="string" calcext:value-type="string">
            <text:p>Amp</text:p>
          </table:table-cell>
          <table:table-cell office:value-type="string" calcext:value-type="string">
            <text:p>Yamaha RX-V440RDS</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Beci</text:p>
          </table:table-cell>
          <table:table-cell office:value-type="string" calcext:value-type="string">
            <text:p>Centrala gaz</text:p>
          </table:table-cell>
          <table:table-cell table:number-columns-repeated="5"/>
        </table:table-row>
        <table:table-row table:style-name="ro1">
          <table:table-cell/>
          <table:table-cell office:value-type="string" calcext:value-type="string">
            <text:p>Solar</text:p>
          </table:table-cell>
          <table:table-cell table:number-columns-repeated="5"/>
        </table:table-row>
        <table:table-row table:style-name="ro1">
          <table:table-cell/>
          <table:table-cell office:value-type="string" calcext:value-type="string">
            <text:p>Refrigerator</text:p>
          </table:table-cell>
          <table:table-cell table:number-columns-repeated="5"/>
        </table:table-row>
        <table:table-row table:style-name="ro1">
          <table:table-cell/>
          <table:table-cell office:value-type="string" calcext:value-type="string">
            <text:p>Washing</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table-cell table:number-columns-repeated="7"/>
        </table:table-row>
        <table:table-row table:style-name="ro1">
          <table:table-cell office:value-type="string" calcext:value-type="string">
            <text:p>Etaj</text:p>
          </table:table-cell>
          <table:table-cell office:value-type="string" calcext:value-type="string">
            <text:p>Fier calcat</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d</text:p>
          </table:table-cell>
          <table:table-cell office:value-type="string" calcext:value-type="string">
            <text:p>Lights</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